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roman" svg:panose-1="0 0 0 0 0 0 0 0 0 0"/>
    <style:font-face style:name="Arial" svg:font-family="Arial" style:font-family-generic="swiss" style:font-pitch="variable" svg:panose-1="2 11 6 4 2 2 2 2 2 4"/>
    <style:font-face style:name="Fedorovsk Unicode" svg:font-family="Fedorovsk Unicode" style:font-family-generic="modern" style:font-pitch="variable" svg:panose-1="2 0 5 3 0 0 0 0 0 0"/>
  </office:font-face-decls>
  <office:automatic-styles>
    <style:style style:name="P1" style:parent-style-name="Normal" style:master-page-name="MP0" style:family="paragraph">
      <style:paragraph-properties fo:break-before="page" fo:text-align="center" style:vertical-align="top"/>
    </style:style>
    <style:style style:name="T2" style:parent-style-name="DefaultParagraphFont" style:family="text">
      <style:text-properties style:font-name="Fedorovsk Unicode" style:font-name-complex="Fedorovsk Unicode" fo:color="#000000" fo:font-size="18pt" style:font-size-asian="18pt" style:font-size-complex="18pt"/>
    </style:style>
    <style:style style:name="T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P4" style:parent-style-name="Normal" style:family="paragraph">
      <style:paragraph-properties fo:text-align="center" style:vertical-align="top"/>
      <style:text-properties style:font-name="Fedorovsk Unicode" style:font-name-complex="Fedorovsk Unicode" fo:color="#FF0000" fo:font-size="18pt" style:font-size-asian="18pt" style:font-size-complex="18pt"/>
    </style:style>
    <style:style style:name="P5" style:parent-style-name="Normal" style:family="paragraph">
      <style:paragraph-properties style:vertical-align="top"/>
    </style:style>
    <style:style style:name="T6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P8" style:parent-style-name="Normal" style:family="paragraph">
      <style:paragraph-properties style:vertical-align="top"/>
    </style:style>
    <style:style style:name="T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1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1" style:parent-style-name="DefaultParagraphFont" style:family="text">
      <style:text-properties style:font-name="Fedorovsk Unicode" style:font-name-asian="Fedorovsk Unicode" style:font-name-complex="Fedorovsk Unicode" fo:font-size="18pt" style:font-size-asian="18pt" style:font-size-complex="18pt"/>
    </style:style>
    <style:style style:name="T1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P13" style:parent-style-name="Normal" style:family="paragraph">
      <style:paragraph-properties style:vertical-align="top"/>
    </style:style>
    <style:style style:name="T14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1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P16" style:parent-style-name="Normal" style:family="paragraph">
      <style:paragraph-properties style:vertical-align="top"/>
    </style:style>
    <style:style style:name="T1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1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P19" style:parent-style-name="Normal" style:family="paragraph">
      <style:paragraph-properties style:vertical-align="top"/>
    </style:style>
    <style:style style:name="T20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2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P22" style:parent-style-name="Normal" style:family="paragraph">
      <style:paragraph-properties fo:text-align="center" style:vertical-align="top"/>
    </style:style>
    <style:style style:name="T2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4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2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26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2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28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2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0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P31" style:parent-style-name="Normal" style:family="paragraph">
      <style:paragraph-properties style:vertical-align="top"/>
    </style:style>
    <style:style style:name="T32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3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5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4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4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P44" style:parent-style-name="Normal" style:family="paragraph">
      <style:paragraph-properties style:vertical-align="top"/>
    </style:style>
    <style:style style:name="T45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4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47" style:parent-style-name="DefaultParagraphFont" style:family="text">
      <style:text-properties style:font-name="Fedorovsk Unicode" style:font-name-asian="Fedorovsk Unicode" style:font-name-complex="Fedorovsk Unicode" fo:font-size="18pt" style:font-size-asian="18pt" style:font-size-complex="18pt" fo:language="ru" fo:country="RU"/>
    </style:style>
    <style:style style:name="T4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4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5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5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5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5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P59" style:parent-style-name="Normal" style:family="paragraph">
      <style:paragraph-properties style:vertical-align="top"/>
    </style:style>
    <style:style style:name="T60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6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6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6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6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65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6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6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6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6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7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7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P72" style:parent-style-name="Normal" style:family="paragraph">
      <style:paragraph-properties style:vertical-align="top"/>
    </style:style>
    <style:style style:name="T73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7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7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7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7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7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7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8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8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8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8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8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P85" style:parent-style-name="Normal" style:family="paragraph">
      <style:paragraph-properties style:vertical-align="top"/>
    </style:style>
    <style:style style:name="T86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8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8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8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9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9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9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9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9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95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9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9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P98" style:parent-style-name="Normal" style:family="paragraph">
      <style:paragraph-properties style:vertical-align="top"/>
    </style:style>
    <style:style style:name="T99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10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0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0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0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0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0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0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0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0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0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1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1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1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1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1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P115" style:parent-style-name="Normal" style:family="paragraph">
      <style:paragraph-properties style:vertical-align="top"/>
    </style:style>
    <style:style style:name="T116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11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1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1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2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2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2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2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2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25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2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2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P128" style:parent-style-name="Normal" style:family="paragraph">
      <style:paragraph-properties fo:text-align="center" style:vertical-align="top"/>
    </style:style>
    <style:style style:name="T129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130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131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132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133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134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135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P136" style:parent-style-name="BodyText" style:family="paragraph">
      <style:paragraph-properties fo:text-align="justify" style:vertical-align="top" fo:margin-bottom="0in"/>
    </style:style>
    <style:style style:name="T137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13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3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4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4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4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4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4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4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4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4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4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4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5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5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5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5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5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5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5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5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5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5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6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6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6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6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6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6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6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6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6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6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7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7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7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7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7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7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7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7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7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7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8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8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8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8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8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85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18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8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8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8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9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9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9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9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9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9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9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9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19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19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0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0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0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0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0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0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0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0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0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0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1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1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1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1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1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1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1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1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1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1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2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2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2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23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224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225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22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2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2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2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3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3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3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3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3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35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3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3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3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3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4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4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4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4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4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45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46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24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4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4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5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5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5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5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5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55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56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25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5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5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6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6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6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6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6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65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6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6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6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6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70" style:parent-style-name="DefaultParagraphFont" style:family="text">
      <style:text-properties style:font-name="Fedorovsk Unicode" style:font-name-complex="Fedorovsk Unicode" fo:color="#FF0000" fo:font-size="18pt" style:font-size-asian="18pt" style:font-size-complex="18pt" fo:language="ru" fo:country="RU"/>
    </style:style>
    <style:style style:name="T27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7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7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7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75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7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77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7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7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8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8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8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83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8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85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28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8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28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8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29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9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29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9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29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9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29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9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29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29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0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0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P302" style:parent-style-name="Normal" style:family="paragraph">
      <style:paragraph-properties fo:text-align="center" style:vertical-align="top"/>
      <style:text-properties style:font-name="Fedorovsk Unicode" style:font-name-complex="Fedorovsk Unicode" fo:color="#FF0000" fo:font-size="18pt" style:font-size-asian="18pt" style:font-size-complex="18pt"/>
    </style:style>
    <style:style style:name="P303" style:parent-style-name="BodyText" style:family="paragraph">
      <style:paragraph-properties fo:text-align="justify" style:vertical-align="top" fo:margin-bottom="0in"/>
    </style:style>
    <style:style style:name="T304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0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0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0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0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09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1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11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1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1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14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1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16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1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18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1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20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2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22" style:parent-style-name="DefaultParagraphFont" style:family="text">
      <style:text-properties style:font-name="Fedorovsk Unicode" style:font-name-complex="Fedorovsk Unicode" fo:font-size="18pt" style:font-size-asian="18pt" style:font-size-complex="18pt" fo:language="ru" fo:country="RU"/>
    </style:style>
    <style:style style:name="T32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2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2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2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2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2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2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3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3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3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3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3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3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3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3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P338" style:parent-style-name="Normal" style:family="paragraph">
      <style:paragraph-properties fo:text-align="center" style:vertical-align="top"/>
      <style:text-properties style:font-name="Fedorovsk Unicode" style:font-name-complex="Fedorovsk Unicode" fo:color="#FF0000" fo:font-size="18pt" style:font-size-asian="18pt" style:font-size-complex="18pt"/>
    </style:style>
    <style:style style:name="P339" style:parent-style-name="BodyText" style:family="paragraph">
      <style:paragraph-properties fo:text-align="justify" style:vertical-align="top" fo:margin-bottom="0in"/>
    </style:style>
    <style:style style:name="T340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4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42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4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44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4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46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4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48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4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50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5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52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5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5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5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5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5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5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5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6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6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6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6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6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6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P366" style:parent-style-name="Normal" style:family="paragraph">
      <style:paragraph-properties fo:text-align="center" style:vertical-align="top"/>
      <style:text-properties style:font-name="Fedorovsk Unicode" style:font-name-complex="Fedorovsk Unicode" fo:color="#FF0000" fo:font-size="18pt" style:font-size-asian="18pt" style:font-size-complex="18pt"/>
    </style:style>
    <style:style style:name="P367" style:parent-style-name="BodyText" style:family="paragraph">
      <style:paragraph-properties fo:text-align="justify" style:vertical-align="top" fo:margin-bottom="0in"/>
    </style:style>
    <style:style style:name="T368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6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7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7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7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7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7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7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7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7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7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7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8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8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8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8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8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8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8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8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8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8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9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9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9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9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P394" style:parent-style-name="BodyText" style:family="paragraph">
      <style:paragraph-properties fo:text-align="center" style:vertical-align="top" fo:margin-bottom="0in"/>
      <style:text-properties style:font-name="Fedorovsk Unicode" style:font-name-complex="Fedorovsk Unicode" fo:color="#FF0000" fo:font-size="18pt" style:font-size-asian="18pt" style:font-size-complex="18pt"/>
    </style:style>
    <style:style style:name="P395" style:parent-style-name="BodyText" style:family="paragraph">
      <style:paragraph-properties fo:text-align="justify" style:vertical-align="top" fo:margin-bottom="0in"/>
    </style:style>
    <style:style style:name="T396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9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398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39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0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0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0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0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0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0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0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0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0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0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1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1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1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1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1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1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1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1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1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1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2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P421" style:parent-style-name="BodyText" style:family="paragraph">
      <style:paragraph-properties fo:text-align="justify" style:vertical-align="top" fo:margin-bottom="0in"/>
    </style:style>
    <style:style style:name="T42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2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2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2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P426" style:parent-style-name="Normal" style:family="paragraph">
      <style:paragraph-properties fo:text-align="center" style:vertical-align="top"/>
      <style:text-properties style:font-name="Fedorovsk Unicode" style:font-name-complex="Fedorovsk Unicode" fo:color="#FF0000" fo:font-size="18pt" style:font-size-asian="18pt" style:font-size-complex="18pt"/>
    </style:style>
    <style:style style:name="P427" style:parent-style-name="BodyText" style:family="paragraph">
      <style:paragraph-properties fo:text-align="justify" style:vertical-align="top" fo:margin-bottom="0in"/>
    </style:style>
    <style:style style:name="T428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2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30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3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32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3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34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3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36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3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38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3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40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4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4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4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4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4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4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4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4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4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5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5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P452" style:parent-style-name="Normal" style:family="paragraph">
      <style:paragraph-properties fo:text-align="center" style:vertical-align="top"/>
      <style:text-properties style:font-name="Fedorovsk Unicode" style:font-name-complex="Fedorovsk Unicode" fo:color="#FF0000" fo:font-size="18pt" style:font-size-asian="18pt" style:font-size-complex="18pt"/>
    </style:style>
    <style:style style:name="P453" style:parent-style-name="BodyText" style:family="paragraph">
      <style:paragraph-properties fo:text-align="justify" style:vertical-align="top" fo:margin-bottom="0in"/>
    </style:style>
    <style:style style:name="T454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5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5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5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5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5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6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6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6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6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6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6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6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P467" style:parent-style-name="Normal" style:family="paragraph">
      <style:paragraph-properties fo:text-align="center" style:vertical-align="top"/>
      <style:text-properties style:font-name="Fedorovsk Unicode" style:font-name-complex="Fedorovsk Unicode" fo:color="#FF0000" fo:font-size="18pt" style:font-size-asian="18pt" style:font-size-complex="18pt"/>
    </style:style>
    <style:style style:name="P468" style:parent-style-name="BodyText" style:family="paragraph">
      <style:paragraph-properties fo:text-align="justify" style:vertical-align="top" fo:margin-bottom="0in"/>
    </style:style>
    <style:style style:name="T46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7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7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7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7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7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7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7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7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78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7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80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8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82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P483" style:parent-style-name="Normal" style:family="paragraph">
      <style:paragraph-properties fo:text-align="center" style:vertical-align="top"/>
      <style:text-properties style:font-name="Fedorovsk Unicode" style:font-name-complex="Fedorovsk Unicode" fo:color="#FF0000" fo:font-size="18pt" style:font-size-asian="18pt" style:font-size-complex="18pt"/>
    </style:style>
    <style:style style:name="P484" style:parent-style-name="BodyText" style:family="paragraph">
      <style:paragraph-properties fo:text-align="justify" style:vertical-align="top" fo:margin-bottom="0in"/>
    </style:style>
    <style:style style:name="T48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8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8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8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8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9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9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9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9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9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9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9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97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49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49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0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0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0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0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0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0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06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0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08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0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10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1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12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1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14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1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P516" style:parent-style-name="Normal" style:family="paragraph">
      <style:paragraph-properties fo:text-align="center" style:vertical-align="top"/>
      <style:text-properties style:font-name="Fedorovsk Unicode" style:font-name-complex="Fedorovsk Unicode" fo:color="#FF0000" fo:font-size="18pt" style:font-size-asian="18pt" style:font-size-complex="18pt"/>
    </style:style>
    <style:style style:name="P517" style:parent-style-name="Normal" style:family="paragraph">
      <style:paragraph-properties fo:text-align="justify" style:vertical-align="top"/>
    </style:style>
    <style:style style:name="T518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1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P520" style:parent-style-name="Normal" style:family="paragraph">
      <style:paragraph-properties fo:text-align="center" style:vertical-align="top"/>
      <style:text-properties style:font-name="Fedorovsk Unicode" style:font-name-complex="Fedorovsk Unicode" fo:color="#FF0000" fo:font-size="18pt" style:font-size-asian="18pt" style:font-size-complex="18pt"/>
    </style:style>
    <style:style style:name="P521" style:parent-style-name="Normal" style:family="paragraph">
      <style:paragraph-properties fo:text-align="justify" style:vertical-align="top"/>
    </style:style>
    <style:style style:name="T522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2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24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2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26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2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28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29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30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31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32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33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34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35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36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37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38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39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40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41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42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43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T544" style:parent-style-name="DefaultParagraphFont" style:family="text">
      <style:text-properties style:font-name="Fedorovsk Unicode" style:font-name-complex="Fedorovsk Unicode" fo:font-size="18pt" style:font-size-asian="18pt" style:font-size-complex="18pt"/>
    </style:style>
    <style:style style:name="T545" style:parent-style-name="DefaultParagraphFont" style:family="text">
      <style:text-properties style:font-name="Fedorovsk Unicode" style:font-name-complex="Fedorovsk Unicode" fo:color="#FF0000" fo:font-size="18pt" style:font-size-asian="18pt" style:font-size-complex="18pt"/>
    </style:style>
    <style:style style:name="P546" style:parent-style-name="Normal" style:family="paragraph">
      <style:paragraph-properties fo:text-align="justify" style:vertical-align="top"/>
      <style:text-properties fo:font-size="18pt" style:font-size-asian="18pt" style:font-size-complex="18pt"/>
    </style:style>
  </office:automatic-styles>
  <office:body>
    <office:text text:use-soft-page-breaks="true">
      <text:p text:style-name="P1"><text:span text:style-name="T2">О</text:span><text:span text:style-name="T3">у҆ка́зъ ѡ҆ пѣ́снехъ , ка́кѡ гл҃ати на пе́рвᲂй нлⷣи . и҆ на пѧ́тᲂй .</text:span></text:p>
      <text:p text:style-name="P4">и҆ на шесто́й . ст҃а́гѡ вели́кагѡ пᲂста̀ .</text:p>
      <text:p text:style-name="P5"><text:span text:style-name="T6">в̾ </text:span><text:span text:style-name="T7">пᲂнедѣ́льникъ , пѣ́снь , а҃ ѧ , и҃ ѧ , и҆ і҃ ѧ .</text:span></text:p>
      <text:p text:style-name="P8"><text:span text:style-name="T9">в</text:span><text:span text:style-name="T10">о</text:span><text:span text:style-name="T11"> </text:span><text:span text:style-name="T12">вто́рникъ , пѣ́снь , в҃ ѧ , и҃ ѧ , и҆ і҃ ѧ .</text:span></text:p>
      <text:p text:style-name="P13"><text:span text:style-name="T14">в̾ </text:span><text:span text:style-name="T15">сре́дꙋ , пѣ́снь , г҃ ѧ , и҃ ѧ , и҆ і҃ ѧ .</text:span></text:p>
      <text:p text:style-name="P16"><text:span text:style-name="T17">в̾ </text:span><text:span text:style-name="T18">четверто́къ , пѣ́снь , д҃ ѧ , и҃ ѧ , и҆ і҃ ѧ .</text:span></text:p>
      <text:p text:style-name="P19"><text:span text:style-name="T20">в̾ </text:span><text:span text:style-name="T21">пѧто́къ , пѣ́снь , є҃ ѧ , ѕ҃ ѧ , з҃ ѧ , и҃ ѧ , и҆ і҃ ѧ .</text:span></text:p>
      <text:p text:style-name="P22"><text:span text:style-name="T23">А҆</text:span><text:span text:style-name="T24"><text:s/>на втᲂро́й нл</text:span><text:span text:style-name="T25">ⷣ</text:span><text:span text:style-name="T26">и</text:span><text:span text:style-name="T27"> </text:span><text:span text:style-name="T28">, и҆ на г҃ й</text:span><text:span text:style-name="T29"> </text:span><text:span text:style-name="T30">, и҆ на д҃ .</text:span></text:p>
      <text:p text:style-name="P31"><text:span text:style-name="T32">в̾ </text:span><text:span text:style-name="T33">пᲂнедѣ́льникъ</text:span><text:span text:style-name="T34"> </text:span><text:span text:style-name="T35">, пѣ́снь</text:span><text:span text:style-name="T36"> </text:span><text:span text:style-name="T37">, а҃ ѧ</text:span><text:span text:style-name="T38"> </text:span><text:span text:style-name="T39">, и҃ ѧ</text:span><text:span text:style-name="T40"> </text:span><text:span text:style-name="T41">, и҆ і҃ ѧ</text:span><text:span text:style-name="T42"> </text:span><text:span text:style-name="T43">.</text:span></text:p>
      <text:p text:style-name="P44"><text:span text:style-name="T45">в</text:span><text:span text:style-name="T46">о</text:span><text:span text:style-name="T47"> </text:span><text:span text:style-name="T48">вто́рникъ</text:span><text:span text:style-name="T49"> </text:span><text:span text:style-name="T50">, пѣ́снь</text:span><text:span text:style-name="T51"> </text:span><text:span text:style-name="T52">, в҃ ѧ</text:span><text:span text:style-name="T53"> </text:span><text:span text:style-name="T54">, и҃ ѧ</text:span><text:span text:style-name="T55"> </text:span><text:span text:style-name="T56">, і҃ ѧ</text:span><text:span text:style-name="T57"> </text:span><text:span text:style-name="T58">.</text:span></text:p>
      <text:p text:style-name="P59"><text:span text:style-name="T60">в̾ </text:span><text:span text:style-name="T61">сре́д</text:span><text:span text:style-name="T62">ꙋ </text:span><text:span text:style-name="T63">, пѣ́снь</text:span><text:span text:style-name="T64"> </text:span><text:span text:style-name="T65">, г҃ ѧ</text:span><text:span text:style-name="T66"> </text:span><text:span text:style-name="T67">, и҃ ѧ</text:span><text:span text:style-name="T68"> </text:span><text:span text:style-name="T69">, і҃ ѧ</text:span><text:span text:style-name="T70"> </text:span><text:span text:style-name="T71">.</text:span></text:p>
      <text:p text:style-name="P72"><text:span text:style-name="T73">в̾ </text:span><text:span text:style-name="T74">четверто́къ</text:span><text:span text:style-name="T75"> </text:span><text:span text:style-name="T76">, пѣ́снь</text:span><text:span text:style-name="T77"> </text:span><text:span text:style-name="T78">, д҃ ѧ</text:span><text:span text:style-name="T79"> </text:span><text:span text:style-name="T80">, и҃ ѧ</text:span><text:span text:style-name="T81"> </text:span><text:span text:style-name="T82">, і҃ ѧ</text:span><text:span text:style-name="T83"> </text:span><text:span text:style-name="T84">.</text:span></text:p>
      <text:p text:style-name="P85"><text:span text:style-name="T86">в̾ </text:span><text:span text:style-name="T87">пѧто́къ</text:span><text:span text:style-name="T88"> </text:span><text:span text:style-name="T89">, пѣ́снь</text:span><text:span text:style-name="T90"> </text:span><text:span text:style-name="T91">, є҃ ѧ</text:span><text:span text:style-name="T92"> </text:span><text:span text:style-name="T93">, и҃ ѧ</text:span><text:span text:style-name="T94"> </text:span><text:span text:style-name="T95">, і҃ ѧ</text:span><text:span text:style-name="T96"> </text:span><text:span text:style-name="T97">.</text:span></text:p>
      <text:p text:style-name="P98"><text:span text:style-name="T99">в̾ </text:span><text:span text:style-name="T100">с</text:span><text:span text:style-name="T101">ꙋ</text:span><text:span text:style-name="T102">бо́т</text:span><text:span text:style-name="T103">ꙋ </text:span><text:span text:style-name="T104">, пѣ́снь</text:span><text:span text:style-name="T105"> </text:span><text:span text:style-name="T106">, ѕ҃ ѧ</text:span><text:span text:style-name="T107"> </text:span><text:span text:style-name="T108">, з҃ ѧ</text:span><text:span text:style-name="T109"> </text:span><text:span text:style-name="T110">, и҃ ѧ</text:span><text:span text:style-name="T111"> </text:span><text:span text:style-name="T112">, и҆ і҃ ѧ</text:span><text:span text:style-name="T113"> </text:span><text:span text:style-name="T114">.</text:span></text:p>
      <text:p text:style-name="P115"><text:span text:style-name="T116">а҆</text:span><text:span text:style-name="T117"><text:s/>ѳ҃ ю</text:span><text:span text:style-name="T118"> </text:span><text:span text:style-name="T119">, пѣ́снь</text:span><text:span text:style-name="T120"> </text:span><text:span text:style-name="T121">, всегда̀ глаго́лемъ</text:span><text:span text:style-name="T122"> </text:span><text:span text:style-name="T123">: вели́читъ дш҃а мᲂѧ̀ гд</text:span><text:span text:style-name="T124">ⷭ</text:span><text:span text:style-name="T125">҇а</text:span><text:span text:style-name="T126"> </text:span><text:span text:style-name="T127">.</text:span></text:p>
      <text:p text:style-name="P128"><text:span text:style-name="T129">пѣ́снь</text:span><text:span text:style-name="T130"> </text:span><text:span text:style-name="T131">, а҃ ѧ</text:span><text:span text:style-name="T132"> </text:span><text:span text:style-name="T133">. мѡѷсе́ѡва во и҆схо́дѣ</text:span><text:span text:style-name="T134"> </text:span><text:span text:style-name="T135">.</text:span></text:p>
      <text:p text:style-name="P136"><text:span text:style-name="T137">П</text:span><text:span text:style-name="T138">ᲂе́мъ гд</text:span><text:span text:style-name="T139">ⷭ</text:span><text:span text:style-name="T140">҇ви</text:span><text:span text:style-name="T141"> </text:span><text:span text:style-name="T142">, сла́внѡ бо прᲂсла́висѧ</text:span><text:span text:style-name="T143"> </text:span><text:span text:style-name="T144">, кᲂнѧ̀ и҆ вса́дники в̾ве́рже в̾ мо́ре</text:span><text:span text:style-name="T145"> </text:span><text:span text:style-name="T146">. Пᲂмо́щникъ и҆ пᲂкрᲂви́тель бы́сть мнѣ̀ во спасе́нїе</text:span><text:span text:style-name="T147"> </text:span><text:span text:style-name="T148">. се́й ми є҆́сть бг҃ъ</text:span><text:span text:style-name="T149"> </text:span><text:span text:style-name="T150">, и҆ прᲂсла́влю и҆̀</text:span><text:span text:style-name="T151"> </text:span><text:span text:style-name="T152">. Бг҃ъ ѻ҆ц҃а мᲂегѡ̀ и҆ вᲂзнес</text:span><text:span text:style-name="T153">ꙋ</text:span><text:span text:style-name="T154">̀ и҆̀</text:span><text:span text:style-name="T155"> </text:span><text:span text:style-name="T156">. Гд</text:span><text:span text:style-name="T157">ⷭ</text:span><text:span text:style-name="T158">҇ь сᲂкр</text:span><text:span text:style-name="T159">ꙋ</text:span><text:span text:style-name="T160">ша́ѧ бра́ни</text:span><text:span text:style-name="T161"> </text:span><text:span text:style-name="T162">, гд</text:span><text:span text:style-name="T163">ⷭ</text:span><text:span text:style-name="T164">҇ь и҆́мѧє҆гѡ̀</text:span><text:span text:style-name="T165"> </text:span><text:span text:style-name="T166">. кᲂлесни́цы фараѡ́нᲂвы и҆ си́л</text:span><text:span text:style-name="T167">ꙋ</text:span><text:span text:style-name="T168"><text:s/>є҆гѡ̀ в̾ве́рже въ мо́ре</text:span><text:span text:style-name="T169"> </text:span><text:span text:style-name="T170">. И҆збра́нныѧ вса́дники триста́ты пᲂтᲂпѝ в̾ чермнѣ́мъ мо́ри</text:span><text:span text:style-name="T171"> </text:span><text:span text:style-name="T172">. п</text:span><text:span text:style-name="T173">ꙋ</text:span><text:span text:style-name="T174">чи́нᲂю пᲂкры̀ и҆́хъ</text:span><text:span text:style-name="T175"> </text:span><text:span text:style-name="T176">, пᲂгрѧзо́ша во гл</text:span><text:span text:style-name="T177">ꙋ</text:span><text:span text:style-name="T178">бинѣ̀<text:s/></text:span><text:span text:style-name="T179">ꙗ</text:span><text:span text:style-name="T180">҆́кѡ ка́мень</text:span><text:span text:style-name="T181"> </text:span><text:span text:style-name="T182">. Десни́ца твᲂѧ̀ гд</text:span><text:span text:style-name="T183">ⷭ</text:span><text:span text:style-name="T184">҇и прᲂсла́висѧ в̾</text:span><text:span text:style-name="T185"> </text:span><text:span text:style-name="T186">крѣ́пᲂсти</text:span><text:span text:style-name="T187"> </text:span><text:span text:style-name="T188">, десна́ѧ ти р</text:span><text:span text:style-name="T189">ꙋ</text:span><text:span text:style-name="T190">ка̀ гд</text:span><text:span text:style-name="T191">ⷭ</text:span><text:span text:style-name="T192">҇и сᲂкр</text:span><text:span text:style-name="T193">ꙋ</text:span><text:span text:style-name="T194">шѝ врагѝ</text:span><text:span text:style-name="T195"> </text:span><text:span text:style-name="T196">. и҆ мно́жествᲂмъ сла́вы твᲂеѧ̀</text:span><text:span text:style-name="T197"> </text:span><text:span text:style-name="T198">, сте́рлъ є҆сѝ сᲂпрᲂти́вныхъ</text:span><text:span text:style-name="T199"> </text:span><text:span text:style-name="T200">. Пᲂсла̀ гнѣ́въ сво́й</text:span><text:span text:style-name="T201"> </text:span><text:span text:style-name="T202">, и҆ пᲂѧдѐ и҆́хъ<text:s/></text:span><text:span text:style-name="T203">ꙗ</text:span><text:span text:style-name="T204">҆́кѡ сте́блїе</text:span><text:span text:style-name="T205"> </text:span><text:span text:style-name="T206">. и҆ дх҃ᲂмъ<text:s/></text:span><text:span text:style-name="T207">ꙗ</text:span><text:span text:style-name="T208">҆́рᲂсти твᲂеѧ̀ разст</text:span><text:span text:style-name="T209">ꙋ</text:span><text:span text:style-name="T210">пи́сѧ вᲂда̀</text:span><text:span text:style-name="T211"> </text:span><text:span text:style-name="T212">. Ѡ҆г</text:span><text:span text:style-name="T213">ꙋ</text:span><text:span text:style-name="T214">стѣ́ша<text:s/></text:span><text:span text:style-name="T215">ꙗ</text:span><text:span text:style-name="T216">҆́кѡ стѣна̀ во́ды</text:span><text:span text:style-name="T217"> </text:span><text:span text:style-name="T218">, ѡ҆г</text:span><text:span text:style-name="T219">ꙋ</text:span><text:span text:style-name="T220">стѣ́ша и҆ во́лны пᲂсредѣ̀ мо́рѧ</text:span><text:span text:style-name="T221"> </text:span><text:span text:style-name="T222">.<text:s/></text:span><text:span text:style-name="T223">минѣ́ѧ</text:span><text:span text:style-name="T224"> </text:span><text:span text:style-name="T225">, а҃ .<text:s/></text:span><text:span text:style-name="T226">Речѐ<text:s/></text:span><text:soft-page-break/><text:span text:style-name="T227">вра́гъ</text:span><text:span text:style-name="T228"> </text:span><text:span text:style-name="T229">, гна́въ пᲂсти́гн</text:span><text:span text:style-name="T230">ꙋ </text:span><text:span text:style-name="T231">, раздѣлю̀ кᲂры́сть</text:span><text:span text:style-name="T232"> </text:span><text:span text:style-name="T233">, и҆спо́лню дш҃</text:span><text:span text:style-name="T234">ꙋ</text:span><text:span text:style-name="T235"><text:s/>мᲂю̀</text:span><text:span text:style-name="T236"> </text:span><text:span text:style-name="T237">, ᲂу҆тн</text:span><text:span text:style-name="T238">ꙋ</text:span><text:span text:style-name="T239">̀ мече́мъ мᲂи́мъ</text:span><text:span text:style-name="T240"> </text:span><text:span text:style-name="T241">, по ѡ҆блада́етъ р</text:span><text:span text:style-name="T242">ꙋ</text:span><text:span text:style-name="T243">ка̀ мᲂѧ̀</text:span><text:span text:style-name="T244"> </text:span><text:span text:style-name="T245">.<text:s/></text:span><text:span text:style-name="T246">в҃ .<text:s/></text:span><text:span text:style-name="T247">Пᲂсла́лъ є҆сѝ дх҃ъ сво́й</text:span><text:span text:style-name="T248"> </text:span><text:span text:style-name="T249">, пᲂкры̀ и҆́хъ мо́ре</text:span><text:span text:style-name="T250"> </text:span><text:span text:style-name="T251">, пᲂгрѧзо́ша<text:s/></text:span><text:span text:style-name="T252">ꙗ</text:span><text:span text:style-name="T253">҆́кѡ ѻ҆́лᲂво в̾ вᲂдѣ̀ ѕѣ́льнѣ</text:span><text:span text:style-name="T254"> </text:span><text:span text:style-name="T255">.<text:s/></text:span><text:span text:style-name="T256">г҃ .<text:s/></text:span><text:span text:style-name="T257">Кто̀ пᲂдо́бенъ тебѣ̀ в̾ бᲂзѣ́хъ гд</text:span><text:span text:style-name="T258">ⷭ</text:span><text:span text:style-name="T259">҇и</text:span><text:span text:style-name="T260"> </text:span><text:span text:style-name="T261">, кто̀ пᲂдо́бенъ тебѣ̀</text:span><text:span text:style-name="T262"> </text:span><text:span text:style-name="T263">; прᲂсла́вленъ во ст҃ы́хъ</text:span><text:span text:style-name="T264"> </text:span><text:span text:style-name="T265">, ди́венъ во сла́вахъ твᲂрѧ́и ч</text:span><text:span text:style-name="T266">ꙋ</text:span><text:span text:style-name="T267">деса̀</text:span><text:span text:style-name="T268"> </text:span><text:span text:style-name="T269">.<text:s/></text:span><text:span text:style-name="T270">д҃ .<text:s/></text:span><text:span text:style-name="T271">Прᲂсте́рлъ є҆сѝ десни́ц</text:span><text:span text:style-name="T272">ꙋ</text:span><text:span text:style-name="T273"><text:s/>свᲂю̀</text:span><text:span text:style-name="T274"> </text:span><text:span text:style-name="T275">, и҆ пᲂжрѐ и҆́хъ землѧ̀</text:span><text:span text:style-name="T276"> </text:span><text:span text:style-name="T277">. наста́вилъ є҆сѝ пра́вдᲂю твᲂе́ю лю́ди твᲂѧ̀ сїѧ̀</text:span><text:span text:style-name="T278"> </text:span><text:span text:style-name="T279">,<text:s/></text:span><text:span text:style-name="T280">ꙗ</text:span><text:span text:style-name="T281">҆́же и҆зба́ви</text:span><text:span text:style-name="T282"> </text:span><text:span text:style-name="T283">. ᲂу҆тѣ́шилъ є҆сѝ крѣ́пᲂстїю свᲂе́ю во ѻ҆би́тель ст҃</text:span><text:span text:style-name="T284">ꙋ</text:span><text:span text:style-name="T285">́ю твᲂю̀</text:span><text:span text:style-name="T286"> .<text:s/></text:span><text:span text:style-name="T287">є҃ .</text:span><text:span text:style-name="T288"><text:s/>Слы́шаша ꙗ҆зы́цы , и҆ прᲂгнѣ́вашасѧ . бᲂлѣ́зни прїѧ́ша живꙋ́щїѧ въ филисти́мѣ .<text:s/></text:span><text:span text:style-name="T289">трїо́дь , а҃ .<text:s/></text:span><text:span text:style-name="T290">Тᲂгда̀ смѧто́шасѧ влады́ки є҆до́мскїѧ , и҆ кнѧзе́й мᲂави́тскихъ прїѧ́тъ и҆́хъ тре́петъ , раста́ѧшасѧ всѝ живꙋ́щїи в̾ ханаа́нѣ .<text:s/></text:span><text:span text:style-name="T291">в҃ .</text:span><text:span text:style-name="T292"><text:s/>Нападѐ на нѧ̀ стра́хъ и҆ тре́петъ , вели́чїемъ мы́шцы твᲂеѧ̀ , да ѡ҆ка́менѧтсѧ .<text:s/></text:span><text:span text:style-name="T293">г҃ .</text:span><text:span text:style-name="T294"><text:s/>До́ндеже прᲂидо́ша лю́дїе твᲂѝ гдⷭ҇и , до́ндеже прᲂидо́ша лю́дїе твᲂѝ сі́и , и҆́хже стѧжа̀ .<text:s/></text:span><text:span text:style-name="T295">д҃ .</text:span><text:span text:style-name="T296"><text:s/>Вве́дъ насадѝ ѧ҆̀ в̾ го́рꙋ дᲂстᲂѧ́нїѧ твᲂегѡ̀ , в̾ гᲂто́вᲂе жили́ще твᲂѐ , є҆́же сᲂдѣ́ла гдⷭ҇и . ст҃ы́ню гдⷭ҇и , є҆́же ᲂу҆гᲂто́вастѣ рꙋ́цѣ твᲂѝ .<text:s/></text:span><text:span text:style-name="T297">є҃ .</text:span><text:span text:style-name="T298"><text:s/>Гдⷭ҇ь црⷭ҇твꙋѧ вѣ́ки , и҆ на́ вѣки и҆ є҆щѐ . ꙗ҆́кѡ вни́де ко́нь фараѡ́нᲂвъ съ кᲂлесни́цами и҆ вса́дники в̾ мо́ре .<text:s/></text:span><text:span text:style-name="T299">ѕ҃ .</text:span><text:span text:style-name="T300"><text:s/>И҆ наведѐ на ни́хъ гдⷭ҇ь во́дꙋ мᲂрскꙋ́ю . сы́нᲂве же і҆и҃левы прᲂидо́ша по́сꙋхꙋ пᲂсредѣ̀ мо́рѧ .<text:s/></text:span><text:span text:style-name="T301">сла́ва , и҆ ны́нѣ .</text:span></text:p>
      <text:p text:style-name="P302">пѣ́снь , в҃ ѧ . мѡѷсе́ѡва , втᲂра́гѡ зако́на .</text:p>
      <text:p text:style-name="P303"><text:span text:style-name="T304">В</text:span><text:span text:style-name="T305">ᲂнмѝ нб҃</text:span><text:span text:style-name="T306">о</text:span><text:span text:style-name="T307"> , и҆ вᲂз̾глаго́лю . и҆ да слы́шитъ землѧ̀ глаго́лы ᲂу҆́стъ мᲂи́хъ . Да ча́етъ ꙗ҆́кѡ до́ждь прᲂвѣща́нїе мᲂѐ , и҆ сни́дꙋтъ ꙗ҆́кѡ рᲂса̀ глаго́ли мᲂѝ . Ꙗ҆́кѡ тꙋ́ча на́трᲂскᲂтъ , и҆ ꙗ҆́кѡ и҆́ней на́ сѣнᲂ . ꙗ҆́кѡ и҆́мѧ гдⷭ҇не призва́хъ , дади́те вели́чїе бг҃ꙋ на́шемꙋ . Бг҃ъ , и҆́стинна дѣ́ла є҆гѡ̀ , и҆ всѝ пꙋтїѐ є҆гѡ̀ сꙋ́дъ . Бг҃ъ вѣ́ренъ , и҆ нѣ́сть непра́вды в̾ не́мъ , пра́веденъ и҆ препᲂдо́бенъ гдⷭ҇ь . сᲂгрѣши́ша не тᲂгѡ̀ ча́да<text:s/></text:span><text:soft-page-break/><text:span text:style-name="T308">пᲂро́чнаѧ . Ро́де стрᲂпти́выи и҆ развраще́ныи , сїѧ́ ли гдⷭ҇ви вᲂздаетѐ ; сїѝ лю́дїе бꙋ́и и҆ не мꙋ́дри . не са́мъ ли се́й ѻ҆ц҃ъ тво́й стѧжа́ тѧ , и҆ сᲂтвᲂри́ тѧ и҆ сᲂзда́ тѧ ; Пᲂмѧни́те днѝ вѣ́чныѧ , разꙋмѣ́йте лѣ́та ро́да рᲂдо́въ . Вᲂпрᲂсѝ ѻ҆ц҃а твᲂегѡ̀ , и҆ вᲂзвѣсти́тъ тебѣ̀ . ста́рцы твᲂѧ̀ , и҆ рекꙋ́тъ тѝ . є҆гда̀ раздѣлѧ́ше вы́шнїи ꙗ҆зы́ки , ꙗ҆́кᲂже разсѣ́ѧ сы́ны а҆да́мᲂвы . Пᲂлᲂжѝ предѣ́лы ꙗ҆зы́кѡмъ по числꙋ̀ а҆́нг҃лъ бж҃їихъ . и҆ бы́сть ча́сть гдⷭ҇нѧ , лю́дїе є҆гѡ̀ і҆а́кѡвъ , ча́сть наслѣ́дїѧ є҆гѡ̀ і҆и҃ль . Оу҆дᲂвлѝ є҆гѡ̀ в̾ пꙋсты́ни , в̾ жа́жди зно́ѧ в̾ безво́днѣ . ѡ҆бы́де є҆гѡ̀ , и҆ наказа̀ є҆гѡ̀ , и҆ сᲂхранѝ є҆гѡ̀ ꙗ҆́кѡ ѕѣ́ницꙋ ѻ҆́ка . Ꙗ҆́кѡ ѻ҆ре́лъ пᲂкры́ти гнѣздо̀ свᲂѐ , и҆ на птенцы̀ свᲂѧ̀ вᲂжделѣ̀ . Прᲂсте́ръ крилѣ̀ свᲂѝ , и҆ прїѧ́тъ и҆́хъ , и҆ пᲂдъѧ́тъ и҆́хъ на ра́мꙋ свᲂе́ю . Гдⷭ҇ь є҆ди́нъ вᲂжда́ше и҆́хъ , и҆ не бѣ̀ с̾ ни́ми бо́гъ чꙋ́ждь . Вᲂзведѐ ѧ҆̀ на си́лꙋ землѝ , насы́ти и҆́хъ жи́тъ се́льныхъ . Сса́ша ме́дъ и҆с̾</text:span><text:span text:style-name="T309"> </text:span><text:span text:style-name="T310">ка́мене , и҆ є҆ле́й ѿ тве́рда ка́мене . Ма́сло кра́вїе , и҆ млеко̀ ѻ҆́вчее , съ тꙋ́кᲂмъ а҆́гньчимъ и҆ ѻ҆́внимъ , сыно́въ ю҆́нчихъ и҆ ко́злихъ , с̾ тꙋ́кᲂмъ пшени́чнымъ , и҆ кро́вь гро́здᲂвꙋ пїѧ́хꙋ вино̀ . И҆ ꙗ҆дѐ і҆а́кѡвъ и҆ насы́тисѧ и҆ ѿве́ржесѧ вᲂзлю́бленныи . Оу҆ты̀ ᲂу҆тᲂлстѣ̀ разши́рѣ , и҆ ѡ҆ста́ви бг҃а сᲂтво́ршаго и҆̀ , и҆ ѿстꙋпѝ ѿ́ бг҃а сп҃са свᲂегѡ̀ . Прᲂгнѣ́ваша мѧ̀ ѡ҆ чꙋжди́хъ , и҆ в̾ ме́рзᲂстѣхъ свᲂи́хъ прегᲂрчи́ша мѧ . Пᲂжро́ша бѣсᲂво́мъ , а҆ не бг҃ꙋ . бᲂго́мъ и҆́хже невѣ́дѣша , но́вїи секра́тъ прїидо́ша , и҆́хже невѣ́дѣша ѻ҆ц҃ы и҆́хъ . Бг҃а ро́ждьшаго тѧ̀ ѡ҆ста́ви , и҆ забы̀ бг҃а пита́ющаго тѧ̀ . И҆ ви́дѣ бг҃ъ , и҆ вᲂзревнᲂва̀ , и҆ раздражи́сѧ за гнѣ́въ сыно́въ и҆́хъ и҆ дще́рей . И҆ речѐ , ѿвращꙋ̀ лицѐ мᲂѐ ѿ ни́хъ , и҆ пᲂкажꙋ̀ что̀ бꙋ́детъ и҆́мъ на пᲂслѣ́дᲂкъ . ꙗ҆́кѡ ро́дъ развраще́нъ є҆́сть , сы́нᲂве и҆́хже нѣ́сть вѣ́ры в̾ ни́хъ . Ті́и раздражи́ша мѧ не ѡ҆́ бз҃ѣ , прᲂгнѣ́ваша мѧ во и҆́дѡлѣхъ свᲂи́хъ . И҆ а҆́зъ раздражꙋ̀ и҆́хъ не ѡ҆</text:span><text:span text:style-name="T311"> </text:span><text:span text:style-name="T312">ꙗ҆зы́цѣхъ ,<text:s/></text:span><text:soft-page-break/><text:span text:style-name="T313">ѡ҆ ꙗ҆зы́цѣхъ же неразꙋ́мливыхъ прᲂгнѣ́ваю и҆́хъ . Ꙗ҆́кѡ ѻ҆́гнь вᲂзгᲂри́тсѧ ѿ ꙗ҆́рᲂсти мᲂеѧ̀ , разжже́тсѧ<text:s/></text:span><text:span text:style-name="T314">до а҆́да</text:span><text:span text:style-name="T315"><text:s/>преи҆спо́днѧгѡ . снѣ́сть зе́млю и҆ жи́та є҆ѧ̀ , пᲂпали́тъ ѻ҆снᲂва́нїѧ гᲂра́мъ . Сᲂберꙋ̀ на ни́хъ ѕла́ѧ , и҆ стрѣ́лы мᲂѧ̀ скᲂнча́ю в̾ ни́хъ . Та́ѧ ти и҆́мꙋтъ гла́дᲂмъ , и҆ снѣдѧ́тъ и҆́хъ пти́цы ᲂу҆грызе́нїемъ го́ркимъ . Зꙋ́бы ѕвѣре́й пᲂслю̀ в̾ нѧ̀ , съ ꙗ҆́рᲂстїю пресмыка́ющихсѧ по землѝ . Ѿ внѣ̀ безча́дитъ и҆́хъ ме́чь , и҆ ѿ хра́мъ и҆́хъ стра́хъ . Ю҆́нᲂша съ дв҃ᲂю , с̾сꙋ́щее с̾ сᲂверше́нымъ ста́рцемъ . Рѣ́хъ , разсѣ́ю и҆́хъ , ᲂу҆ста́влю же ѿ чл҃къ па́мѧть и҆́хъ , за гнѣ́въ вра́гъ да не</text:span><text:span text:style-name="T316"> </text:span><text:span text:style-name="T317">дᲂлгᲂлѣ́тствꙋютъ . и҆ да не</text:span><text:span text:style-name="T318"> </text:span><text:span text:style-name="T319">налѧ́гꙋтъ сꙋпᲂста́ти . Да нерекꙋ́тъ , рꙋка̀ на́ша высᲂка̀ , и҆ не гдⷭ҇ь сᲂтвᲂрѝ сїѧ̀ всѧ̀ . Ꙗ҆́кѡ ꙗ҆зы́къ пᲂгꙋби́выи сᲂвѣ́тъ є҆́сть , и҆ нѣ́сть в̾ ни́хъ хꙋдо́жества . Несмы́слиша разꙋмѣ́ти сїѧ̀ всѧ̀ , да прїи́мꙋтъ<text:s/></text:span><text:span text:style-name="T320">во грѧдꙋ́щее</text:span><text:span text:style-name="T321"><text:s/>лѣ́тᲂ . Ка́кѡ пᲂжене́тъ є҆ди́нъ ты́сѧщꙋ , и҆ два̀ дви́гнета тмы̀ , а҆́ще не бг҃ъ ѿда́стъ и҆́хъ и҆ гдⷭ҇ь преда́стъ и҆́хъ . Не сꙋ́ть бо бо́зи и҆́хъ , ꙗ҆́кѡ бг҃ъ на́шъ . врази́ же на́ши неразꙋ́мливи . Ѿ винᲂгра́дъ бо сᲂдо́мскихъ винᲂгра́дъ и҆́хъ , и҆ лᲂза̀ и҆́хъ ѿ гᲂмо́рры . Гро́здъ и҆́хъ , гро́здъ же́лчи , гро́здъ го́рести и҆́хъ . Ꙗ҆́рᲂсть ѕмїѝ , вино̀ и҆́хъ . и҆ ꙗ҆́рᲂсть а҆́спидъ неи҆сцѣ́льна . Не сїѧ́ ли всѧ̀ сᲂбра́шасѧ ᲂу҆</text:span><text:span text:style-name="T322"> </text:span><text:span text:style-name="T323">менѐ , и҆ запечатлѣ́шасѧ в̾ сᲂкро́вищихъ мᲂи́хъ ; Въ де́нь ѿмще́нїѧ вᲂз̾да́мъ , во́ времѧ внегда̀ сᲂблазни́тсѧ нᲂга̀ и҆́хъ . Ꙗ҆́кѡ бли́зъ де́нь пᲂги́бели и҆́хъ , и҆ пред̾ста́ша гᲂто́ваѧ ва́мъ . Ꙗ҆́кѡ сꙋ́дитъ гдⷭ҇ь лю́демъ свᲂи́мъ , и҆ ѡ҆ рабѣ́хъ свᲂи́хъ ᲂу҆мᲂле́нъ бꙋ́детъ . Ви́дѣ бо и҆́хъ разсла́бленны , и҆ и҆ста́ѧвша во́ времѧ , и҆ и҆знемо́гша . И҆ речѐ гдⷭ҇ь , гдѣ̀ сꙋ́ть бо́зи и҆́хъ , и҆́хже ᲂу҆пᲂва́ша на нѧ̀ . И҆́хже тꙋ́къ же́ртвъ и҆́хъ ꙗ҆дѧ́сте , и҆ пїѧ́сте вино̀ тре́бъ и҆́хъ ; Да вᲂскре́снꙋтъ и҆ пᲂмо́гꙋтъ ва́мъ , и҆ бꙋ́дꙋтъ ва́мъ пᲂкрᲂви́теле . Ви́дите ви́дите , ꙗ҆́кѡ а҆́зъ є҆́смь , и҆ нѣ́сть бг҃ъ ра́звѣ менѐ . а҆́зъ<text:s/></text:span><text:soft-page-break/><text:span text:style-name="T324">ᲂу҆бїю̀ , и҆ жи́ти сᲂтвᲂрю̀ , пᲂражꙋ̀ , и҆ а҆́зъ и҆сцѣлю̀ . и҆ нѣ́сть и҆́же и҆́зметъ ѿ рꙋ́кꙋ мᲂе́ю .<text:s/></text:span><text:span text:style-name="T325">трїо́дь , а҃ .<text:s/></text:span><text:span text:style-name="T326">Ꙗ҆́кѡ вᲂздви́гнꙋ на́ нб҃о рꙋ́кꙋ мᲂю̀ , и҆ кленꙋ́сѧ десни́цею мᲂе́ю , и҆ рекꙋ̀ , живꙋ̀ а҆́зъ во́ вѣки .<text:s/></text:span><text:span text:style-name="T327">в҃ .</text:span><text:span text:style-name="T328"><text:s/>Ꙗ҆́кѡ по ѡ҆стрю̀ ꙗ҆́кѡ мо́лнїю ме́чь мо́й , и҆ прїи́метъ сꙋ́дъ рꙋка̀ мᲂѧ̀ . и҆ вᲂзда́мъ ме́сть враго́мъ , и҆ ненави́дѧщимъ мѧ̀ вᲂзда́мъ . ᲂу҆пᲂю̀ стрѣ́лы мᲂѧ̀ ѿ́ крᲂве , и҆ ме́чь мо́й снѣ́сть мѧса̀ . ѿ́ крᲂве ꙗ҆́звеныхъ , и҆ плѣне́нїѧ , ѿ гла́въ кнѧ́зь ꙗ҆зы́ческихъ .<text:s/></text:span><text:span text:style-name="T329">г҃ .</text:span><text:span text:style-name="T330"><text:s/>Вᲂзвесели́тесѧ нб҃са̀ кꙋ́пнѡ съ ни́мъ , и҆ да пᲂкло́нѧтсѧ є҆мꙋ̀ всѝ а҆́нг҃ли бж҃їи .<text:s/></text:span><text:span text:style-name="T331">д҃ .</text:span><text:span text:style-name="T332"><text:s/>Вᲂзвесели́тесѧ ꙗ҆зы́цы с̾ людьмѝ є҆гѡ̀ , и҆ да ᲂу҆крѣпѧ́тъ и҆̀ всѝ сн҃ᲂве бж҃їи .<text:s/></text:span><text:span text:style-name="T333">є҃ .<text:s/></text:span><text:span text:style-name="T334">Ꙗ҆́кѡ кро́вь сыно́въ свᲂи́хъ мща́етъ , и҆ ѿмсти́тъ и҆ вᲂз̾да́стъ ме́сть враго́мъ , и҆ ненави́дѧщимъ є҆гѡ̀ вᲂз̾да́стъ .<text:s/></text:span><text:span text:style-name="T335">ѕ҃ .</text:span><text:span text:style-name="T336"><text:s/>И҆ ѡ҆чи́ститъ гдⷭ҇ь зе́млю люде́й свᲂи́хъ .<text:s/></text:span><text:span text:style-name="T337">сла́ва , и҆ ны́нѣ .</text:span></text:p>
      <text:p text:style-name="P338">пѣ́снь , г҃ . мл҃тва а҆́ннина . мт҃ре самꙋ́ила пррⷪ҇ка .</text:p>
      <text:p text:style-name="P339"><text:span text:style-name="T340">О</text:span><text:span text:style-name="T341">у҆тверди́сѧ срⷣце мᲂѐ ѡ҆́ гдⷭ҇ѣ , вᲂз̾несе́сѧ ро́гъ мо́й ѡ҆́ бз҃ѣ мᲂе́мъ . разши́ришасѧ ᲂу҆ста̀ мᲂѧ̀ на врагѝ мᲂѧ̀ , вᲂзвесели́хсѧ ѡ҆ спасе́нїи твᲂе́мъ . Ꙗ҆́кѡ нѣ́сть ст҃ъ ꙗ҆́кѡ гдⷭ҇ь , и҆ нѣ́сть пра́веденъ ꙗ҆́кѡ бг҃ъ на́шъ , и҆ нѣ́сть ст҃ъ па́че тебѐ . Не хвали́тесѧ и҆ не глаго́лите высо́каѧ в̾ гᲂрды́ни , ни да и҆зы́детъ велерѣ́чїе и҆з̾ ᲂу҆́стъ ва́шихъ . Ꙗ҆́кѡ бг҃ъ ра́зꙋмᲂвъ гдⷭ҇ь , и҆ бг҃ъ ᲂу҆гᲂто́ваѧ начина́нїѧ свᲂѧ̀ . Лꙋ́къ си́льныхъ и҆знемо́же , и҆ не́мᲂщнїи препᲂѧ́сашасѧ си́лᲂю .<text:s/></text:span><text:span text:style-name="T342">минѣ́ѧ , а҃ .<text:s/></text:span><text:span text:style-name="T343">И҆спо́лнь хлѣ́ба лиши́шасѧ , и҆ а҆́лчꙋщїи же прише́льствᲂваша в̾ зе́млю .<text:s/></text:span><text:span text:style-name="T344">в҃ .</text:span><text:span text:style-name="T345"><text:s/>Ꙗ҆́кѡ непло́ды рᲂдѝ се́дмь , и҆ мно́гаѧ в̾ ча́дѣхъ и҆знемо́же .<text:s/></text:span><text:span text:style-name="T346">г҃ .</text:span><text:span text:style-name="T347"><text:s/>Гдⷭ҇ь мертви́тъ , и҆ живи́тъ . низво́дитъ во а҆́дъ , и҆ вᲂзво́дитъ .<text:s/></text:span><text:span text:style-name="T348">д҃ .</text:span><text:span text:style-name="T349"><text:s/>Гдⷭ҇ь ᲂу҆бо́житъ и҆ бᲂга́титъ , смирѧ́етъ и҆ вы́ситъ , вᲂз̾ставлѧ́етъ ѿ землѝ ни́ща , и҆ ѿ гно́ища вᲂздвиза́етъ ᲂу҆бо́га .<text:s/></text:span><text:span text:style-name="T350">є҃ .</text:span><text:span text:style-name="T351"><text:s/>Пᲂсади́ти є҆гѡ̀ с̾ мᲂгꙋ́щими люді́й , и҆ прⷭ҇то́лъ сла́вы наслѣ́дꙋѧ є҆мꙋ̀ .<text:s/></text:span><text:span text:style-name="T352">трїо́дь , а҃ .<text:s/></text:span><text:span text:style-name="T353">Даѧ̀ мᲂли́твꙋ мᲂлѧ́щемꙋсѧ , и҆<text:s/></text:span><text:soft-page-break/><text:span text:style-name="T354">бл҃гᲂслᲂви́лъ є҆́сть лѣ́та пра́веднагѡ .<text:s/></text:span><text:span text:style-name="T355">в҃ .<text:s/></text:span><text:span text:style-name="T356">Ꙗ҆́кѡ не ᲂу҆крѣплѧ́етсѧ си́ленъ мꙋ́жь крѣ́пᲂстїю свᲂе́ю . гдⷭ҇ь не́мᲂщна сᲂтвᲂрѝ сꙋпᲂста́та є҆гѡ̀ , гдⷭ҇ь ст҃ъ .<text:s/></text:span><text:span text:style-name="T357">г҃ .</text:span><text:span text:style-name="T358"><text:s/>Да не хва́литсѧ премꙋ́дрыи премꙋ́дрᲂстїю свᲂе́ю , и҆ да нехва́литсѧ си́льныи си́лᲂю свᲂе́ю , и҆ да нехва́литсѧ бᲂга́тыи бᲂга́тствᲂмъ свᲂи́мъ .<text:s/></text:span><text:span text:style-name="T359">д҃ .</text:span><text:span text:style-name="T360"><text:s/>Но ѡ҆ се́мъ да хва́литсѧ хвалѧ́исѧ , є҆́же разꙋмѣ́ти и҆ зна́ти гдⷭ҇а , и҆ твᲂри́ти сꙋ́дъ и҆ пра́вдꙋ , пᲂсредѣ̀ землѝ .<text:s/></text:span><text:span text:style-name="T361">є҃ .</text:span><text:span text:style-name="T362"><text:s/>Гдⷭ҇ь взы́де на нб҃са̀ , и҆ вᲂз̾гремѣ̀ . и҆ то́й сꙋ́дитъ кᲂнце́мъ землѝ , пра́веденъ сы́и .<text:s/></text:span><text:span text:style-name="T363">ѕ҃ .</text:span><text:span text:style-name="T364"><text:s/>И҆ да́стъ крѣ́пᲂсть цр҃е́ви на́шемꙋ , и҆ вᲂзнесе́тъ ро́гъ хрⷭ҇та̀ свᲂегѡ̀ .<text:s/></text:span><text:span text:style-name="T365">сла́ва , и҆ ны́нѣ .</text:span></text:p>
      <text:p text:style-name="P366">пѣ́снь , д҃ ѧ . мл҃тва , ст҃а́гѡ а҆вва́кꙋма пррⷪ҇ка .</text:p>
      <text:p text:style-name="P367"><text:span text:style-name="T368">Г</text:span><text:span text:style-name="T369">дⷭ҇и ᲂу҆слы́шахъ слꙋ́хъ тво́й , и҆ ᲂу҆бᲂѧ́хсѧ , гдⷭ҇и разꙋмѣ́хъ дѣ́ла твᲂѧ̀ и҆ ᲂу҆диви́хсѧ . Пᲂсредѣ̀ двᲂю̀ живо́тнꙋ пᲂзна́нъ бꙋ́деши . внегда̀ приближа́тисѧ лѣ́тᲂмъ , пᲂзна́нъ бꙋ́деши . внегда̀ прїи́детъ вре́мѧ , ꙗ҆ви́шисѧ . внегда̀ смꙋти́тсѧ дꙋша̀ мᲂѧ̀ во́ гнѣвѣ , ми́лᲂсти пᲂмѧне́ши . Бг҃ъ ѿ ю҆́га прїи́детъ , и҆ ст҃ы́и и҆з̾ гᲂры̀ присѣ́нныѧ ча́сты . Пᲂкры̀ небеса̀ дᲂбрᲂдѣ́тель є҆гѡ̀ , и҆ хвалы̀ є҆гѡ̀ и҆спо́лнь землѧ̀ . и҆ сїѧ́нїе є҆гѡ̀ ꙗ҆́кѡ свѣ́тъ бꙋ́детъ . ро́зи в̾ рꙋка́хъ є҆гѡ̀ . и҆ пᲂлᲂжѝ любо́вь держа́внꙋ , крѣ́пᲂсти свᲂе́й . Пред̾ лице́мъ є҆гѡ̀ предъи́детъ сло́вᲂ , и҆ и҆зы́детъ на́ пᲂле за́пѧтꙋ є҆гѡ̀ . ста̀ , и҆ пᲂд̾ви́жасѧ землѧ̀ . призрѣ̀ и҆ раста́ѧшасѧ ꙗ҆зы́цы . Стры́шасѧ го́ры нꙋ́ждею , раста́ѧшасѧ хо́лми вѣ́чнїи . ше́ствїѧ вѣ́чнаѧ и҆́хъ , за трꙋ́дъ ви́дѣша . Селе́нїѧ є҆фїѡ́пскаѧ ᲂу҆бᲂѧ́тсѧ , и҆ кро́вы землѝ мадїа́мскїѧ . Е҆да̀ в̾ рѣка́хъ прᲂгнѣ́ваешисѧ гдⷭ҇и , и҆лѝ в̾ рѣка́хъ ꙗ҆́рᲂсть твᲂѧ̀ , лѝ в̾ мо́ри ᲂу҆стремле́нїе твᲂѐ . Ꙗ҆́кѡ всѧ́деши на кᲂнѧ̀ свᲂѧ̀ , и҆ є҆́жденїе твᲂѐ спасе́нїе . Налѧца́ѧ налѧче́ши лꙋ́къ сво́й на ски́петры гл҃етъ гдⷭ҇ь . Рѣка́ми раз̾сѧ́детсѧ землѧ̀ , ᲂу҆́зрѧтъ тѧ̀ и҆ пᲂбᲂлѧ́тъ лю́дїе . Растᲂча́ѧ во́ды ше́ствїѧ . да́стъ бе́здна<text:s/></text:span><text:soft-page-break/><text:span text:style-name="T370">гла́съ сво́й , высᲂта̀ привидѣ́нїѧ свᲂѧ̀ . Вᲂз̾дви́жесѧ сл҃нце , и҆ лꙋна̀ ста̀ в̾ чинꙋ̀ свᲂе́мъ . Во свѣ́тъ стрѣ́лы твᲂѧ̀ по́йдꙋтъ , в̾ блиста́нїи мо́лнїѧ ѻ҆рꙋ́жїи твᲂи́хъ . Преще́нїемъ ᲂу҆ма́лиши зе́млю , и҆ ꙗ҆́рᲂстїю низ̾лᲂжи́ши ꙗ҆зы́ки . И҆з̾ше́лъ є҆сѝ на спасе́нїе люде́й свᲂи́хъ , спастѝ пᲂма́занныѧ свᲂѧ̀ прише́лъ є҆сѝ .<text:s/></text:span><text:span text:style-name="T371">минѣ́ѧ , а҃ .<text:s/></text:span><text:span text:style-name="T372">Влᲂжи́лъ є҆сѝ во главы̀ без̾ꙁако́нныхъ сме́рть , вᲂз̾дви́глъ є҆сѝ ᲂу҆́зы , да́же до вы́ѧ в̾ кᲂне́цъ .<text:s/></text:span><text:span text:style-name="T373">в҃ .</text:span><text:span text:style-name="T374"><text:s/>Раз̾сѣчѐ во и҆зстꙋпле́нїи главы̀ си́льныхъ . стрѧсꙋ́тсѧ в̾ не́й . раз̾ве́рзꙋтъ ᲂу҆зды̀ свᲂѧ̀ , ꙗ҆́кѡ снѣда́ѧи ни́щихъ та́й .<text:s/></text:span><text:span text:style-name="T375">г҃ .</text:span><text:span text:style-name="T376"><text:s/>Вᲂз̾ве́лъ є҆сѝ на́ мᲂре кᲂнѝ свᲂѧ̀ , смꙋща́ющїѧ во́ды мно́ги .<text:s/></text:span><text:span text:style-name="T377">д҃ .</text:span><text:span text:style-name="T378"><text:s/>Сᲂхрани́хсѧ , и҆ ᲂу҆бᲂѧ́сѧ срⷣце мᲂѐ , ѿ́ гласа мᲂли́твъ ᲂу҆сте́нъ мᲂи́хъ .<text:s/></text:span><text:span text:style-name="T379">є҃ .</text:span><text:span text:style-name="T380"><text:s/>И҆ вни́де тре́петъ в̾ ко́сти мᲂѧ̀ , и҆ во мнѣ̀ смꙋти́сѧ крѣ́пᲂсть мᲂѧ̀ .<text:s/></text:span><text:span text:style-name="T381">трїо́дь , а҃ .<text:s/></text:span><text:span text:style-name="T382">Пᲂчі́ю в̾ де́нь печа́ли мᲂеѧ̀ , да взы́дꙋ в̾ лю́ди прише́льствїѧ мᲂегѡ̀ .<text:s/></text:span><text:span text:style-name="T383">в҃ .</text:span><text:span text:style-name="T384"><text:s/>Занѐ смо́кви плᲂда̀ несᲂтвᲂрѧ́тъ , и҆ небꙋ́детъ ро́да в̾ винᲂгра́дѣхъ . со́лжетъ дѣ́ло ма́слиннᲂ , и҆ пᲂлѧ̀ не сᲂтвᲂрѧ́тъ ꙗ҆́ди .<text:s/></text:span><text:span text:style-name="T385">г҃ .</text:span><text:span text:style-name="T386"><text:s/>Ѡ҆скꙋдѣ́ша ѻ҆́вцы ѿ пи́щи , и҆ не бꙋ́детъ вᲂло́въ при ꙗ҆́слѣхъ .<text:s/></text:span><text:span text:style-name="T387">д҃ .</text:span><text:span text:style-name="T388"><text:s/>А҆́зъ же ѡ҆́ гдⷭ҇ѣ вᲂз̾ра́дꙋюсѧ , и҆ вᲂз̾веселю́сѧ ѡ҆́ бз҃ѣ сп҃се мᲂе́мъ .<text:s/></text:span><text:span text:style-name="T389">є҃ .</text:span><text:span text:style-name="T390"><text:s/>Гдⷭ҇ь бг҃ъ мо́й си́ла мᲂѧ̀ , и҆ ᲂу҆чини́тъ но́зѣ мᲂѝ на сверше́нїе .<text:s/></text:span><text:span text:style-name="T391">ѕ҃ .</text:span><text:span text:style-name="T392"><text:s/>И҆ на высо́каѧ вᲂз̾во́дитъ мѧ , пᲂбѣди́ти ми в̾ пѣ́сни є҆гѡ̀ .<text:s/></text:span><text:span text:style-name="T393">сла́ва , и҆ ны́нѣ .</text:span></text:p>
      <text:p text:style-name="P394">пѣ́снь , є҃ ѧ . ст҃а́гѡ и҆са́їи прᲂро́ка .</text:p>
      <text:p text:style-name="P395"><text:span text:style-name="T396">Ѿ </text:span><text:span text:style-name="T397">́нᲂщи ᲂу҆́тренюетъ дꙋ́хъ мо́й к̾ тебѣ̀ бж҃е , занѐ свѣ́тъ пᲂвелѣ́нїѧ твᲂѧ̀ на землѝ . Пра́вдѣ наꙋчи́тесѧ живꙋ́щїи на землѝ , преста́ бо нечести́выи , ненаꙋчи́тсѧ пра́вдѣ , на землѝ и҆́стины несᲂтвᲂри́тъ . Да во́зметсѧ нечести́выи , да не ви́дитъ сла́вы гдⷭ҇ни . Гдⷭ҇и , высᲂка̀ твᲂѧ̀ мы́шца , и҆ невѣ́дѣша , разꙋмѣ́вше же пᲂстыдѧ́тсѧ . За́висть прїи́метъ лю́ди ненака́занны , и҆ ны́нѣ ѻ҆́гнь сᲂпᲂста́ты пᲂѧ́стъ .<text:s/></text:span><text:span text:style-name="T398">минѣ́ѧ , а҃ .<text:s/></text:span><text:span text:style-name="T399">Гдⷭ҇и бж҃е на́шъ , ми́ръ да́ждь на́мъ , всѧ́бо во́з̾далъ є҆сѝ<text:s/></text:span><text:soft-page-break/><text:span text:style-name="T400">на́мъ .<text:s/></text:span><text:span text:style-name="T401">в҃ .</text:span><text:span text:style-name="T402"><text:s/>Гдⷭ҇и бж҃е на́шъ , стѧжи́ ны . гдⷭ҇и ра́звѣ тебѐ и҆но́го невѣ́мы , и҆́мѧ твᲂѐ и҆мѧнꙋ́емъ .<text:s/></text:span><text:span text:style-name="T403">г҃ .</text:span><text:span text:style-name="T404"><text:s/>Ме́ртвїи же живᲂта̀ неи́мꙋтъ ви́дѣти , нижѐ вра́чеве вᲂскресѧ́тъ .<text:s/></text:span><text:span text:style-name="T405">д҃ .</text:span><text:span text:style-name="T406"><text:s/>Сегѡ̀ ра́ди наве́лъ є҆сѝ и҆ пᲂгꙋбѝ , и҆ взѧ́тъ всѧ́къ мꙋ́жескъ по́лъ и҆́хъ .<text:s/></text:span><text:span text:style-name="T407">є҃ .</text:span><text:span text:style-name="T408"><text:s/>Прилᲂжѝ и҆́мъ ѕла̀ гдⷭ҇и , прилᲂжѝ ѕла̀ сла́внымъ землѝ .<text:s/></text:span><text:span text:style-name="T409">трїо́дь , а҃ .<text:s/></text:span><text:span text:style-name="T410">Гдⷭ҇и в̾ печа́ли пᲂмѧнꙋ́хᲂмъ тѧ , в̾ печа́ли ма́лѣ наказа́нїе твᲂѐ на́мъ .<text:s/></text:span><text:span text:style-name="T411">в҃ .</text:span><text:span text:style-name="T412"><text:s/>И҆ ꙗ҆́кѡ бᲂлѧ́щаѧ приближа́етсѧ рᲂди́ти . и҆ в̾ бᲂлѣ́зни свᲂе́й вᲂпїѧ́ше , та́кѡ бы́хᲂмъ вᲂз̾лю́бленнᲂмꙋ твᲂемꙋ̀ .<text:s/></text:span><text:span text:style-name="T413">г҃ .</text:span><text:span text:style-name="T414"><text:s/>Стра́ха ра́ди твᲂегѡ̀ гдⷭ҇и во́ чревѣ прїѧ́хѡмъ , и҆ пᲂбᲂлѣ́хѡмъ , и҆ рᲂди́хᲂмъ дꙋ́хъ спасе́нїѧ , є҆го́же сᲂтвᲂри́хᲂмъ на землѝ .<text:s/></text:span><text:span text:style-name="T415">д҃ .</text:span><text:span text:style-name="T416"><text:s/>Непаде́мсѧ , но падꙋ́тсѧ живꙋ́щїи на землѝ .<text:s/></text:span><text:span text:style-name="T417">є҃ .</text:span><text:span text:style-name="T418"><text:s/>Вᲂскре́снꙋтъ ме́ртвїи , и҆ вᲂста́нꙋтъ и҆́же во грᲂбѣ́хъ , и҆ вᲂз̾веселѧ́тсѧ и҆́же на землѝ .<text:s/></text:span><text:span text:style-name="T419">ѕ҃ .</text:span><text:span text:style-name="T420"><text:s/>Рᲂса́ бо ꙗ҆́же ѿ тебѐ и҆сцѣле́нїе и҆́мъ є҆́сть , землѧ́ же нечести́выхъ паде́тъ .</text:span></text:p>
      <text:p text:style-name="P421"><text:span text:style-name="T422">А҆́</text:span><text:span text:style-name="T423">ще в̾ сᲂбо́рѣ , ѡ҆ста́ви се́й сти́хъ : С</text:span><text:span text:style-name="T424">тꙋпа́йте лю́дїе мᲂѝ , вни́дите в̾ клѣ́ть свᲂю̀ , затвᲂри́те две́рь свᲂю̀ , ᲂу҆кры́йтесѧ в̾ ма́лѣ є҆ли́кѡ є҆ли́кѡ , до́ндеже ми́мѡ и҆́детъ гнѣ́въ гдⷭ҇нь .<text:s/></text:span><text:span text:style-name="T425">сла́ва , и҆ ны́нѣ .</text:span></text:p>
      <text:p text:style-name="P426">пѣ́снь , ѕ҃ ѧ . мᲂли́тва і҆ѡ́ны пррⷪ҇ка .</text:p>
      <text:p text:style-name="P427"><text:span text:style-name="T428">минѣ́ѧ , а҃ . В</text:span><text:span text:style-name="T429">ᲂзᲂпи́хъ в̾ печа́ли мᲂе́й ко́ гдⷭ҇ꙋ бг҃ꙋ мᲂемꙋ̀ , и҆ ᲂу҆слы́ша мѧ .<text:s/></text:span><text:span text:style-name="T430">в҃ .</text:span><text:span text:style-name="T431"><text:s/>И҆́з̾ чрева а҆́дᲂва во́пль мо́й . ᲂу҆слы́шалъ є҆сѝ гла́съ мо́й . ѿве́рглъ мѧ̀ є҆сѝ во глꙋбины̀ срⷣца мᲂрска́гѡ , и҆ рѣ́ки ѡ҆быдо́ша мѧ .<text:s/></text:span><text:span text:style-name="T432">г҃ .</text:span><text:span text:style-name="T433"><text:s/>Всѧ̀ высᲂты̀ твᲂѧ̀ и҆ во́лны твᲂѧ̀ на мнѣ̀ преи҆до́ша .<text:s/></text:span><text:span text:style-name="T434">д҃ .</text:span><text:span text:style-name="T435"><text:s/>И҆ а҆́зъ рѣ́хъ , ѿве́рженъ бы́хъ ѿ ѻ҆́чїю твᲂе́ю , є҆да̀ прилᲂжꙋ̀ призрѣ́ти к̾ цр҃кви ст҃ѣ́й твᲂе́й .<text:s/></text:span><text:span text:style-name="T436">є҃ .</text:span><text:span text:style-name="T437"><text:s/>Вᲂзлїѧ́сѧ вᲂда̀ до дꙋшѝ мᲂеѧ̀ , бе́здна ѡ҆бы́де мѧ пᲂслѣ́днѧѧ .<text:s/></text:span><text:span text:style-name="T438">трїо́дь , а҃ .<text:s/></text:span><text:span text:style-name="T439">Пᲂнрѐ глава̀ мᲂѧ̀ в̾ разсѣ́ли го́рскїѧ . снидо́хъ в̾ зе́млю , є҆ѧ́же вереѧ̀ є҆ѧ̀ заклѣ́пы вѣ́чнїи .<text:s/></text:span><text:span text:style-name="T440">в҃ .</text:span><text:span text:style-name="T441"><text:s/>И҆ да взы́детъ и҆з̾ и҆стлѣ́нїѧ живо́тъ мо́й , к̾ тебѣ̀ гдⷭ҇и бж҃е мо́й . внегда̀<text:s/></text:span><text:soft-page-break/><text:span text:style-name="T442">и҆счеза́ше ѿ менѐ дш҃а мᲂѧ̀ , гдⷭ҇а пᲂмѧнꙋ́хъ .<text:s/></text:span><text:span text:style-name="T443">г҃ .</text:span><text:span text:style-name="T444"><text:s/>И҆ да прїи́детъ к̾ тебѣ̀ мл҃тва мᲂѧ̀ , к̾ цр҃кви ст҃ѣ́й твᲂе́й .<text:s/></text:span><text:span text:style-name="T445">д҃ .</text:span><text:span text:style-name="T446"><text:s/>Хранѧ́щїи сꙋ́етнаѧ и҆ лжꙋ̀ , млⷭ҇ти свᲂѧ̀ ѡ҆ста́виша .<text:s/></text:span><text:span text:style-name="T447">є҃ .</text:span><text:span text:style-name="T448"><text:s/>А҆́зъ же со́ гласᲂмъ хвале́нїѧ и҆ и҆спᲂвѣ́данїѧ пᲂжрꙋ̀ тебѣ̀ .<text:s/></text:span><text:span text:style-name="T449">ѕ҃ .</text:span><text:span text:style-name="T450"><text:s/>Е҆ли́ка мᲂли́хсѧ , вᲂз̾да́мъ тебѣ̀ во спасе́нїе мᲂѐ гдⷭ҇ви .<text:s/></text:span><text:span text:style-name="T451">сла́ва , и҆ ны́нѣ .</text:span></text:p>
      <text:p text:style-name="P452">пѣ́снь , з҃ ѧ . мл҃тва ст҃ы́хъ трїе́хъ ѻ҆́трᲂкъ .</text:p>
      <text:p text:style-name="P453"><text:span text:style-name="T454">Б</text:span><text:span text:style-name="T455">л҃гᲂслᲂве́нъ є҆сѝ гдⷭ҇и бж҃е ѻ҆ц҃ъ на́шихъ , и҆ хва́льно и҆ прᲂсла́влено и҆́мѧ твᲂѐ во́ вѣки . ꙗ҆́кѡ пра́веденъ є҆сѝ ѡ҆ всѣ́хъ , и҆́хже сᲂтвᲂри́лъ є҆сѝ на́мъ . и҆ всѧ̀ дѣ́ла твᲂѧ̀ и҆́стинна , и҆ пра́ви пꙋтїѐ твᲂѝ , и҆ всѝ сꙋдѝ твᲂѝ и҆́стинны . и҆ сꙋдьбы̀ и҆́стинны сᲂтвᲂри́лъ є҆сѝ , по всѧ̀ ꙗ҆́же наведѐ на ны̀ , и҆ на́ градъ ст҃ы́и ѻ҆ц҃ъ на́шихъ і҆єрⷭ҇ли́мъ . ꙗ҆́кѡ и҆́стиннᲂю и҆ сꙋдо́мъ , наве́лъ є҆сѝ сїѧ̀ всѧ̀ на ны̀ грѣ́хъ ра́ди на́шихъ . ꙗ҆́кѡ сᲂгрѣши́хѡмъ , и҆ без̾зако́ннᲂвахѡмъ ѿстꙋпи́ти ѿ тебѐ , и҆ прегрѣши́хѡмъ во все́мъ , и҆ за́пᲂвѣдей твᲂи́хъ непᲂслꙋ́шахѡмъ . нижѐ сᲂблюдо́хѡмъ , нижѐ сᲂтвᲂри́хѡмъ ꙗ҆́кᲂже запᲂвѣ́да на́мъ , да бл҃гѡ на́мъ бꙋ́детъ . и҆ всѧ̀ ꙗ҆́же сᲂтвᲂри́лъ є҆сѝ на́мъ , и҆ всѧ̀ ꙗ҆́же наведѐ на́мъ , и҆́стиннымъ сꙋдо́мъ сᲂтвᲂри́лъ є҆сѝ . и҆ пре́далъ є҆сѝ на́съ в̾ рꙋ́ки вра́гъ без̾зако́нныхъ , ме́рз̾скихъ ѿстꙋ́пникъ , и҆ царе́ви непра́веднꙋ и҆ лꙋка́внѣйшꙋ па́че всеѧ̀ землѝ . и҆ ны́нѣ нѣ́сть на́мъ ѿве́рсти ᲂу҆́стъ , стꙋ́дъ и҆ пᲂнᲂше́нїе бы́хᲂмъ рабо́мъ твᲂи́мъ и҆ чтꙋ́щимъ тѧ̀ . непреда́ждь на́съ дᲂкᲂнца̀ и҆́мене твᲂегѡ̀ ра́ди , и҆ неразᲂрѝ завѣ́та твᲂегѡ̀ , и҆ не ѿста́ви млⷭ҇ть твᲂю̀ ѿ на́съ , а҆враа́ма ра́ди вᲂз̾лю́бленнагѡ ѿ тебѐ , и҆ за и҆саа́ка раба̀ твᲂегѡ̀ , и҆ і҆и҃лѧ ст҃а́гѡ твᲂегѡ̀ . и҆́мже глаго́ла ᲂу҆мно́жити сѣ́мѧ и҆́хъ , ꙗ҆́кѡ ѕвѣ́зды нбⷭ҇ныѧ , и҆ ꙗ҆́кѡ пѣсо́къ в̾скра́й мо́рѧ . ꙗ҆́кѡ влⷣко ᲂу҆ма́лихᲂмсѧ па́че всѣ́хъ ꙗ҆зы́къ , и҆ є҆смы̀ смире́ни по все́й землѝ дне́сь , грѣ́хъ ра́ди на́шихъ . и҆ нѣ́сть во́ времѧ сѐ ,<text:s/></text:span><text:soft-page-break/><text:span text:style-name="T456">кнѧ́зѧ ни пррⷪ҇ка и҆ вᲂжда̀ , ни всесᲂж̾же́нїѧ , ни же́ртвы , ни принᲂше́нїѧ , ни кади́ла , ни мѣ́ста , є҆же пᲂжретѝ пред̾ тᲂбо́ю , и҆ ѡ҆брѣстѝ млⷭ҇ть . но дш҃е́ю сᲂкрꙋше́ннᲂю , и҆ дх҃ᲂмъ смире́ннᲂмъ да прїѧ́ти бꙋ́демъ . ꙗ҆́кѡ во всесᲂж̾же́нїихъ ѻ҆́внихъ и҆ ю҆́ньчихъ , и҆ ꙗ҆́кѡ во тма́хъ а҆́гнецъ тꙋ́ченъ . та́кѡ да бꙋ́детъ же́ртва на́ша пред̾ тᲂбо́ю дне́сь , и҆ скᲂнча́емъ по тебѣ̀ , ꙗ҆́кѡ нѣ́сть стꙋда̀ ᲂу҆пᲂва́ющимъ на тѧ̀ . и҆ ны́нѣ вᲂз̾слѣ́дꙋемъ всѣ́мъ срⷣцемъ , и҆ бᲂи́мсѧ тебѐ , и҆ и҆́щемъ лица̀ твᲂегѡ̀ . непᲂсрамѝ на́съ , но сᲂтвᲂрѝ с̾ на́ми по ти́хᲂсти твᲂе́й , и҆ по мно́жествꙋ ми́лᲂсти твᲂеѧ̀ . и҆змѝ на́съ по чꙋдесе́мъ твᲂи́мъ , и҆ да́ждь сла́вꙋ и҆́мени твᲂемꙋ̀ гдⷭ҇и . и҆ да пᲂсрамѧ́тсѧ всѝ ꙗ҆влѧ́ющїи рабо́мъ твᲂи́мъ ѕла́ѧ . и҆ да пᲂстыдѧ́тсѧ ѿ всѧ́кїѧ си́лы , и҆ крѣ́пᲂсть и҆́хъ сᲂкрꙋши́тсѧ . и҆ разꙋмѣ́ютъ ꙗ҆́кѡ ты̀ є҆сѝ бг҃ъ є҆ди́нъ , и҆ сла́венъ по все́й вселе́ннѣй . и҆ непреста́ша влага́ющїи и҆́хъ слꙋгѝ царе́вы , жгꙋ́ще пе́щь , на́фѳᲂю и҆ смᲂло́ю , и҆ и҆з̾гре́бьби и҆ ло́зїемъ .<text:s/></text:span><text:span text:style-name="T457">минѣ́ѧ , а҃ .<text:s/></text:span><text:span text:style-name="T458">И҆ разлива́шесѧ пла́мень над̾ пе́щїю , на лактѧ̀ четы́редесѧть и҆ де́вѧть .<text:s/></text:span><text:span text:style-name="T459">в҃ .</text:span><text:span text:style-name="T460"><text:s/>И҆ ѡ҆бы́де и҆ пᲂжжѐ ꙗ҆́же ѡ҆брѣ́те ѡ҆ пе́щи халдѣ́йстѣй .<text:s/></text:span><text:span text:style-name="T461">г҃ .</text:span><text:span text:style-name="T462"><text:s/>А҆́нг҃лъ же гдⷭ҇нь , сни́де кꙋ́пнѡ со а҆за́рїинᲂю ча́дїю в̾ пе́щь , и҆ и҆стрѧсѐ пла́мень ѻ҆́гненныи ѿ пе́щи .<text:s/></text:span><text:span text:style-name="T463">д҃ .</text:span><text:span text:style-name="T464"><text:s/>И҆ сᲂтвᲂрѝ пᲂсре́днее пе́щи , ꙗ҆́кѡ дх҃ъ хла́денъ шꙋмѧ́щь , и҆ неприкᲂснꙋ́сѧ и҆́хъ ѿ ню́дъ ѻ҆́гнь , ни ѡ҆скᲂрбѝ , ни стꙋжѝ и҆́мъ .<text:s/></text:span><text:span text:style-name="T465">є҃ .</text:span><text:span text:style-name="T466"><text:s/>Тᲂгда̀ трїѐ ꙗ҆́кѡ є҆ди́нѣми ᲂу҆сты̀ пᲂѧ́хꙋ и҆ бл҃гᲂслᲂвлѧ́хꙋ , и҆ сла́влѧхꙋ бг҃а в̾ пещѝ гл҃юще .</text:span></text:p>
      <text:p text:style-name="P467">пѣ́снь ст҃ы́хъ трїе́хъ ѻ҆́трᲂкъ .</text:p>
      <text:p text:style-name="P468"><text:span text:style-name="T469">трїо́дь , а҃ . Б</text:span><text:span text:style-name="T470">л҃гᲂслᲂве́нъ є҆сѝ гдⷭ҇и бж҃е ѻ҆ц҃ъ на́шихъ , и҆ препѣ́тъ и҆ превᲂзнᲂси́мъ во́ вѣки .<text:s/></text:span><text:span text:style-name="T471">в҃ .</text:span><text:span text:style-name="T472"><text:s/>И҆ бл҃гᲂслᲂве́но и҆́мѧ сла́вы твᲂеѧ̀ ст҃о́е , и҆ препѣ́то и҆ превᲂзнᲂси́мо во́ вѣки .<text:s/></text:span><text:span text:style-name="T473">г҃ .</text:span><text:span text:style-name="T474"><text:s/>Бл҃гᲂслᲂве́нъ є҆сѝ в̾ цр҃кви ст҃ы́ѧ сла́вы твᲂеѧ̀ , и҆ препѣ́тъ и҆ превᲂзнᲂси́мъ во́ вѣки .<text:s/></text:span><text:span text:style-name="T475">д҃ .</text:span><text:span text:style-name="T476"><text:s/>Бл҃гᲂслᲂве́нъ є҆сѝ ви́дѧи бе́здны , сѣдѧ́и на херꙋви́мѣхъ , и҆ препѣ́тъ и҆ превᲂзнᲂси́мъ<text:s/></text:span><text:soft-page-break/><text:span text:style-name="T477">во́ вѣки .<text:s/></text:span><text:span text:style-name="T478">є҃ .</text:span><text:span text:style-name="T479"><text:s/>Бл҃гᲂслᲂве́нъ є҆сѝ на прⷭ҇то́лѣ сла́вы црⷭ҇твїѧ твᲂегѡ̀ , и҆ препѣ́тъ и҆ превᲂзнᲂси́мъ во́ вѣки .<text:s/></text:span><text:span text:style-name="T480">ѕ҃ .</text:span><text:span text:style-name="T481"><text:s/>Бл҃гᲂслᲂве́нъ є҆сѝ на тве́рди небе́снѣй , и҆ препѣ́тыи и҆ превᲂзнᲂси́мыи во́ вѣки .<text:s/></text:span><text:span text:style-name="T482">сла́ва , и҆ ны́нѣ .</text:span></text:p>
      <text:p text:style-name="P483">пѣ́снь , и҃ ѧ . пѣ́нїе ст҃ы́хъ трїе́хъ ѻ҆́трᲂкъ .</text:p>
      <text:p text:style-name="P484"><text:span text:style-name="T485">Б</text:span><text:span text:style-name="T486">л҃гᲂслᲂви́те всѧ̀ дѣ́ла гдⷭ҇нѧ гдⷭ҇а , по́йте и҆ превᲂзнᲂси́те є҆гѡ̀ во́ вѣки . Бл҃гᲂслᲂви́те а҆́нг҃ли гдⷭ҇ни , нб҃са̀ гдⷭ҇нѧ гдⷭ҇а , по́йте и҆ превᲂзнᲂси́те є҆гѡ̀ во́ вѣки . Бл҃гᲂслᲂви́те во́ды всѧ̀ ꙗ҆́же превы́ше нб҃съ , всѧ̀ си́лы гдⷭ҇нѧ гдⷭ҇а , по́йте и҆ превᲂзнᲂси́те є҆гѡ̀ во́ вѣки . Бл҃гᲂслᲂви́те сл҃нце и҆ мѣ́сѧцъ ѕвѣ́зды нбⷭ҇ныѧ гдⷭ҇а , по́йте и҆ превᲂзнᲂси́те є҆гѡ̀ во́ вѣки . Бл҃гᲂслᲂви́те всѧ́къ до́ждь и҆ рᲂса̀ , и҆ всѝ дꙋ́си гдⷭ҇а , по́йте и҆ превᲂзнᲂси́те є҆гѡ̀ во́ вѣки . Бл҃гᲂслᲂви́те ѻ҆́гнь и҆ ва́ръ , стꙋ́дь и҆ зно́й гдⷭ҇а , по́йте и҆ превᲂзнᲂси́те є҆гѡ̀ во́ вѣки .<text:s/></text:span><text:span text:style-name="T487">минѣ́ѧ , а҃ .<text:s/></text:span><text:span text:style-name="T488">Бл҃гᲂслᲂви́те ро́сы и҆ и҆́ней , ле́ди и҆ мра́зъ гдⷭ҇а , по́йте и҆ превᲂзнᲂси́те є҆гѡ̀ во́ вѣки .<text:s/></text:span><text:span text:style-name="T489">в҃ .<text:s/></text:span><text:span text:style-name="T490">Бл҃гᲂслᲂви́те сла́ны и҆ снѣ́зи , но́щи и҆ дні́е гдⷭ҇а , по́йте и҆ превᲂзнᲂси́те є҆гѡ̀ во́ вѣки .<text:s/></text:span><text:span text:style-name="T491">г҃ .</text:span><text:span text:style-name="T492"><text:s/>Бл҃гᲂслᲂви́те свѣ́тъ и҆ тма̀ , мо́лнїѧ и҆ ѻ҆́блацы гдⷭ҇а , по́йте и҆ превᲂзнᲂси́те є҆гѡ̀ во́ вѣки .<text:s/></text:span><text:span text:style-name="T493">д҃ .</text:span><text:span text:style-name="T494"><text:s/>Бл҃гᲂслᲂви́те землѧ̀ го́ры и҆ хо́лми , и҆ всѧ̀ прᲂзѧба́ющаѧ на не́й гдⷭ҇а , по́йте и҆ превᲂзнᲂси́те є҆гѡ̀ во́ вѣки .<text:s/></text:span><text:span text:style-name="T495">є҃ .</text:span><text:span text:style-name="T496"><text:s/>Бл҃гᲂслᲂви́те и҆сто́чницы мᲂрѧ̀ и҆ рѣ́ки , ки́ти и҆ всѧ̀ дви́жꙋщаѧсѧ въ вᲂда́хъ гдⷭ҇а , по́йте и҆ превᲂзнᲂси́те є҆гѡ̀ во́ вѣки .<text:s/></text:span><text:span text:style-name="T497">трїо́дь , а҃ .</text:span><text:span text:style-name="T498"><text:s/>Бл҃гᲂслᲂви́те всѧ̀ пти́цы нбⷭ҇ныѧ , ѕвѣ́рїе и҆ всѝ ско́ти гдⷭ҇а , по́йте и҆ превᲂзнᲂси́те є҆гѡ̀ во́ вѣки .<text:s/></text:span><text:span text:style-name="T499">в҃ .</text:span><text:span text:style-name="T500"><text:s/>Бл҃гᲂслᲂви́те сн҃ᲂве чл҃честїи . да бл҃гᲂслᲂви́тъ і҆и҃ль гдⷭ҇а , по́йте и҆ превᲂзнᲂси́те є҆гѡ̀ во́ вѣки .<text:s/></text:span><text:span text:style-name="T501">г҃ .</text:span><text:span text:style-name="T502"><text:s/>Бл҃гᲂслᲂви́те сщ҃е́нницы гдⷭ҇ни , рабѝ гдⷭ҇ни гдⷭ҇а , по́йте и҆ превᲂзнᲂси́те є҆гѡ̀ во́ вѣки .<text:s/></text:span><text:span text:style-name="T503">д҃ .</text:span><text:span text:style-name="T504"><text:s/>Бл҃гᲂслᲂви́те дꙋ́си и҆ дꙋ́шы пра́ведныхъ , прпⷣбнїи и҆ смире́ннїи срⷣцемъ гдⷭ҇а , по́йте и҆ превᲂзнᲂси́те є҆гѡ̀ во́ вѣки .<text:s/></text:span><text:span text:style-name="T505">є҃ .</text:span><text:span text:style-name="T506"><text:s/>Бл҃гᲂслᲂви́те , а҆на́нїѧ , а҆за́рїѧ , миса́илъ гдⷭ҇а , по́йте и҆ превᲂзнᲂси́те<text:s/></text:span><text:soft-page-break/><text:span text:style-name="T507">є҆гѡ̀ во́ вѣки .<text:s/></text:span><text:span text:style-name="T508">ѕ҃ .</text:span><text:span text:style-name="T509"><text:s/>Бл҃гᲂслᲂви́те а҆пⷭ҇ли , прᲂро́цы , и҆ мч҃нцы гдⷭ҇ни гдⷭ҇а , по́йте и҆ превᲂзнᲂси́те є҆гѡ̀ во́ вѣки .<text:s/></text:span><text:span text:style-name="T510">з҃ .</text:span><text:span text:style-name="T511"><text:s/>Бл҃гᲂслᲂви́мъ ѻ҆ц҃а и҆ сн҃а и҆ ст҃а́гѡ дх҃а гдⷭ҇а .<text:s/></text:span><text:span text:style-name="T512">и҃ .<text:s/></text:span><text:span text:style-name="T513">ны́нѣ и҆ при́снѡ и҆ во́ вѣки вѣкѡ́мъ , а҆ми́нь .<text:s/></text:span><text:span text:style-name="T514">ли́къ :<text:s/></text:span><text:span text:style-name="T515">Хва́лимъ бл҃гᲂслᲂви́мъ кла́нѧемсѧ гдⷭ҇ви , пᲂе́мъ и҆ превᲂзно́симъ є҆гѡ̀ во́ вѣки .</text:span></text:p>
      <text:p text:style-name="P516">пѣ́снь , ѳ҃ ѧ . прест҃ы́ѧ бцⷣы , є҆́же ѿ лꙋкѝ .</text:p>
      <text:p text:style-name="P517"><text:span text:style-name="T518">В</text:span><text:span text:style-name="T519">ели́читъ дш҃а мᲂѧ̀ гдⷭ҇а , и҆ вᲂз̾ра́дᲂвасѧ дх҃ъ мо́й ѡ҆́ бз҃ѣ сп҃сѣ мᲂе́мъ . Ꙗ҆́кѡ призрѣ̀ на смире́нїе рабы̀ свᲂеѧ̀ , се́бо ѿ ны́нѣ блажа́тъ мѧ всѝ ро́ди . Ꙗ҆́кѡ сᲂтвᲂрѝ мнѣ̀ вели́чїе си́льныи , и҆ ст҃о и҆́мѧ є҆гѡ̀ , и҆ млⷭ҇ть є҆гѡ̀ в̾ ро́дъ и҆ ро́дъ бᲂѧ́щимсѧ є҆гѡ̀ . Сᲂтвᲂрѝ держа́вꙋ мы́шцею свᲂе́ю , растᲂчѝ го́рдыѧ мы́сли срⷣца и҆́хъ . Низ̾лᲂжѝ си́льныѧ съ прⷭ҇то́лъ , и҆ вᲂз̾несѐ смире́нныѧ , а҆́лчꙋщїѧ и҆спо́лни бла́гъ , и҆ бᲂгатѧ́щихсѧ ѿпꙋстѝ тща̀ . Вᲂспрїѧ́тъ і҆и҃лѧ ѻ҆́трᲂка свᲂегѡ̀ , пᲂмѧнꙋ́ти ми́лᲂсти , ꙗ҆́кᲂже глаго́ла ко ѻ҆ц҃е́мъ на́шимъ , а҆враа́мꙋ , и҆ сѣ́мени є҆гѡ̀ , да́же до́ вѣка .</text:span></text:p>
      <text:p text:style-name="P520">пѣ́снь , і҃ ѧ . заха́рїина , ѻ҆ц҃а прⷣтчева .</text:p>
      <text:p text:style-name="P521"><text:span text:style-name="T522">минѣ́ѧ , а҃ . Б</text:span><text:span text:style-name="T523">л҃гᲂслᲂве́нъ гдⷭ҇ь бг҃ъ і҆и҃левъ , ꙗ҆́кѡ пᲂсѣтѝ и҆ сᲂтвᲂрѝ и҆збавле́нїе лю́демъ свᲂи́мъ .<text:s/></text:span><text:span text:style-name="T524">в҃ .<text:s/></text:span><text:span text:style-name="T525">И҆ вᲂз̾дви́же ро́гъ спасе́нїѧ на́мъ , в̾ дᲂмꙋ̀ дв҃дᲂвѣ ѻ҆́трᲂка свᲂегѡ̀ .<text:s/></text:span><text:span text:style-name="T526">г҃ .<text:s/></text:span><text:span text:style-name="T527">Ꙗ҆́кᲂже гл҃а ᲂу҆сты̀ ст҃ы́хъ , є҆́же ѿ́ вѣка пррⷪ҇къ є҆гѡ̀ .<text:s/></text:span><text:span text:style-name="T528">д҃ .<text:s/></text:span><text:span text:style-name="T529">Спасе́нїе ѿ вра́гъ на́шихъ , и҆ и҆з̾ рꙋ́къ всѣ́хъ ненави́дѧщихъ на́съ .<text:s/></text:span><text:span text:style-name="T530">є҃ .<text:s/></text:span><text:span text:style-name="T531">Сᲂтвᲂри́ти млⷭ҇ть со ѻ҆ц҃ы на́шими , и҆ пᲂмѧнꙋ́ти завѣ́тъ ст҃ы́и сво́й .<text:s/></text:span><text:span text:style-name="T532">трїо́дь , а҃ .<text:s/></text:span><text:span text:style-name="T533">Клѧ́твꙋ ꙗ҆́же клѧ́тсѧ ко а҆враа́мꙋ ѻ҆ц҃ꙋ на́шемꙋ , да́ти на́мъ бе́з̾ страха и҆з̾ рꙋ́къ вра́гъ на́шихъ и҆зба́вльшемсѧ ,<text:s/></text:span><text:span text:style-name="T534">в҃ .<text:s/></text:span><text:span text:style-name="T535">слꙋжи́ти є҆мꙋ̀ препᲂдо́бїемъ и҆ пра́вдᲂю пред̾ ни́мъ , во всѧ̀ днѝ живᲂта̀ на́шегѡ .<text:s/></text:span><text:span text:style-name="T536">г҃ .<text:s/></text:span><text:span text:style-name="T537">И҆ ты̀ ѻ҆трᲂча̀ , пррⷪ҇къ вы́шнѧгѡ нарече́шисѧ . пред̾ и҆́деши бо пред̾ лице́мъ гдⷭ҇нимъ , ᲂу҆гᲂто́вати пꙋтѝ<text:s/></text:span><text:soft-page-break/><text:span text:style-name="T538">є҆гѡ̀ .<text:s/></text:span><text:span text:style-name="T539">д҃ .<text:s/></text:span><text:span text:style-name="T540">Да́ти ра́зꙋмъ спасе́нїѧ лю́демъ є҆гѡ̀ , во ѡ҆ставле́нїе грѣ́хъ на́шихъ , милᲂсе́рдїѧ ра́ди млⷭ҇ти бг҃а на́шегѡ .<text:s/></text:span><text:span text:style-name="T541">є҃ .<text:s/></text:span><text:span text:style-name="T542">Въ ни́хже пᲂсѣтѝ на́съ вᲂсто́къ свы́ше . ꙗ҆ви́тисѧ ꙗ҆́же во тмѣ̀ и҆ сѣ́ни сме́ртнѣй сѣдѧ́щимъ .<text:s/></text:span><text:span text:style-name="T543">ѕ҃ .<text:s/></text:span><text:span text:style-name="T544">Напра́вити но́ги на́ша , на пꙋ́ть ми́ренъ .</text:span><text:span text:style-name="T545"><text:s/>сла́ва , и҆ ны́нѣ .</text:span></text:p>
      <text:p text:style-name="P5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roman" svg:panose-1="0 0 0 0 0 0 0 0 0 0"/>
    <style:font-face style:name="Arial" svg:font-family="Arial" style:font-family-generic="swiss" style:font-pitch="variable" svg:panose-1="2 11 6 4 2 2 2 2 2 4"/>
    <style:font-face style:name="Fedorovsk Unicode" svg:font-family="Fedorovsk Unicode" style:font-family-generic="modern" style:font-pitch="variable" svg:panose-1="2 0 5 3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widows="2" fo:orphans="2" fo:margin-top="0.25in" fo:margin-bottom="0.0555in" fo:line-height="107%"/>
      <style:text-properties style:font-name="Aptos Display" style:font-name-asian="Aptos Display" style:font-name-complex="Aptos Display" fo:color="#0F4761" fo:font-size="20pt" style:font-size-asian="20pt" style:font-size-complex="20pt" style:language-asian="en" style:country-asian="US" style:language-complex="ar" style:country-complex="SA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widows="2" fo:orphans="2" fo:margin-top="0.1111in" fo:margin-bottom="0.0555in" fo:line-height="107%"/>
      <style:text-properties style:font-name="Aptos Display" style:font-name-asian="Aptos Display" style:font-name-complex="Aptos Display" fo:color="#0F4761" fo:font-size="16pt" style:font-size-asian="16pt" style:font-size-complex="16pt" style:language-asian="en" style:country-asian="US" style:language-complex="ar" style:country-complex="SA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widows="2" fo:orphans="2" fo:margin-top="0.1111in" fo:margin-bottom="0.0555in" fo:line-height="107%"/>
      <style:text-properties style:font-name="Aptos" style:font-name-asian="Aptos Display" style:font-name-complex="Aptos Display" fo:color="#0F4761" fo:font-size="14pt" style:font-size-asian="14pt" style:font-size-complex="14pt" style:language-asian="en" style:country-asian="US" style:language-complex="ar" style:country-complex="SA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widows="2" fo:orphans="2" fo:margin-top="0.0555in" fo:margin-bottom="0.0277in" fo:line-height="107%"/>
      <style:text-properties style:font-name="Aptos" style:font-name-asian="Aptos Display" style:font-name-complex="Aptos Display" fo:font-style="italic" style:font-style-asian="italic" style:font-style-complex="italic" fo:color="#0F4761" fo:font-size="11pt" style:font-size-asian="11pt" style:font-size-complex="11pt" style:language-asian="en" style:country-asian="US" style:language-complex="ar" style:country-complex="SA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widows="2" fo:orphans="2" fo:margin-top="0.0555in" fo:margin-bottom="0.0277in" fo:line-height="107%"/>
      <style:text-properties style:font-name="Aptos" style:font-name-asian="Aptos Display" style:font-name-complex="Aptos Display" fo:color="#0F4761" fo:font-size="11pt" style:font-size-asian="11pt" style:font-size-complex="11pt" style:language-asian="en" style:country-asian="US" style:language-complex="ar" style:country-complex="SA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widows="2" fo:orphans="2" fo:margin-top="0.0277in" fo:line-height="107%"/>
      <style:text-properties style:font-name="Aptos" style:font-name-asian="Aptos Display" style:font-name-complex="Aptos Display" fo:font-style="italic" style:font-style-asian="italic" style:font-style-complex="italic" fo:color="#595959" fo:font-size="11pt" style:font-size-asian="11pt" style:font-size-complex="11pt" style:language-asian="en" style:country-asian="US" style:language-complex="ar" style:country-complex="SA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widows="2" fo:orphans="2" fo:margin-top="0.0277in" fo:line-height="107%"/>
      <style:text-properties style:font-name="Aptos" style:font-name-asian="Aptos Display" style:font-name-complex="Aptos Display" fo:color="#595959" fo:font-size="11pt" style:font-size-asian="11pt" style:font-size-complex="11pt" style:language-asian="en" style:country-asian="US" style:language-complex="ar" style:country-complex="SA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widows="2" fo:orphans="2" fo:line-height="107%"/>
      <style:text-properties style:font-name="Aptos" style:font-name-asian="Aptos Display" style:font-name-complex="Aptos Display" fo:font-style="italic" style:font-style-asian="italic" style:font-style-complex="italic" fo:color="#272727" fo:font-size="11pt" style:font-size-asian="11pt" style:font-size-complex="11pt" style:language-asian="en" style:country-asian="US" style:language-complex="ar" style:country-complex="SA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widows="2" fo:orphans="2" fo:line-height="107%"/>
      <style:text-properties style:font-name="Aptos" style:font-name-asian="Aptos Display" style:font-name-complex="Aptos Display" fo:color="#272727" fo:font-size="11pt" style:font-size-asian="11pt" style:font-size-complex="11pt" style:language-asian="en" style:country-asian="US" style:language-complex="ar" style:country-complex="SA" fo:hyphenate="true"/>
    </style:style>
    <style:style style:name="Normal" style:display-name="Normal" style:family="paragraph">
      <style:paragraph-properties fo:widows="0" fo:orphans="0"/>
      <style:text-properties style:font-name="Times New Roman" style:font-name-asian="DejaVu Sans" style:font-name-complex="Lohit Hindi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Aptos Display" style:font-name-complex="Aptos Display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Aptos Display" style:font-name-complex="Aptos Display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Aptos Display" style:font-name-complex="Aptos Display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Aptos Display" style:font-name-complex="Aptos Display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Aptos Display" style:font-name-complex="Aptos Display" fo:color="#0F4761"/>
    </style:style>
    <style:style style:name="Heading6Char" style:display-name="Heading 6 Char" style:family="text" style:parent-style-name="DefaultParagraphFont">
      <style:text-properties style:font-name-asian="Aptos Display" style:font-name-complex="Aptos Display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Aptos Display" style:font-name-complex="Aptos Display" fo:color="#595959"/>
    </style:style>
    <style:style style:name="Heading8Char" style:display-name="Heading 8 Char" style:family="text" style:parent-style-name="DefaultParagraphFont">
      <style:text-properties style:font-name-asian="Aptos Display" style:font-name-complex="Aptos Display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Aptos Display" style:font-name-complex="Aptos Display" fo:color="#272727"/>
    </style:style>
    <style:style style:name="TitleChar" style:display-name="Title Char" style:family="text" style:parent-style-name="DefaultParagraphFont">
      <style:text-properties style:font-name="Aptos Display" style:font-name-asian="Aptos Display" style:font-name-complex="Aptos Display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Aptos Display" style:font-name-complex="Aptos Display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BodyTextChar" style:display-name="Body Text Char" style:family="text" style:parent-style-name="DefaultParagraphFont">
      <style:text-properties style:font-name="Times New Roman" style:font-name-asian="DejaVu Sans" style:font-name-complex="Lohit Hindi" style:letter-kerning="true" fo:font-size="12pt" style:font-size-asian="12pt" style:font-size-complex="12pt" style:language-asian="zh" style:country-asian="CN" style:language-complex="hi" style:country-complex="IN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fo:widows="2" fo:orphans="2" style:contextual-spacing="true" fo:margin-bottom="0.0555in"/>
      <style:text-properties style:font-name="Aptos Display" style:font-name-asian="Aptos Display" style:font-name-complex="Aptos Display" fo:letter-spacing="-0.0069in" fo:font-size="28pt" style:font-size-asian="28pt" style:font-size-complex="28pt" style:language-asian="en" style:country-asian="US" style:language-complex="ar" style:country-complex="SA" fo:hyphenate="true"/>
    </style:style>
    <style:style style:name="Subtitle" style:display-name="Subtitle" style:family="paragraph" style:parent-style-name="Normal" style:next-style-name="Normal">
      <style:paragraph-properties fo:widows="2" fo:orphans="2" fo:margin-bottom="0.1111in" fo:line-height="107%"/>
      <style:text-properties style:font-name="Aptos" style:font-name-asian="Aptos Display" style:font-name-complex="Aptos Display" fo:color="#595959" fo:letter-spacing="0.0104in" fo:font-size="14pt" style:font-size-asian="14pt" style:font-size-complex="14pt" style:language-asian="en" style:country-asian="US" style:language-complex="ar" style:country-complex="SA" fo:hyphenate="true"/>
    </style:style>
    <style:style style:name="Quote" style:display-name="Quote" style:family="paragraph" style:parent-style-name="Normal" style:next-style-name="Normal">
      <style:paragraph-properties fo:widows="2" fo:orphans="2" fo:text-align="center" fo:margin-top="0.1111in" fo:margin-bottom="0.1111in" fo:line-height="107%"/>
      <style:text-properties style:font-name="Aptos" style:font-name-asian="Aptos" style:font-name-complex="Aptos" fo:font-style="italic" style:font-style-asian="italic" style:font-style-complex="italic" fo:color="#404040" fo:font-size="11pt" style:font-size-asian="11pt" style:font-size-complex="11pt" style:language-asian="en" style:country-asian="US" style:language-complex="ar" style:country-complex="SA" fo:hyphenate="true"/>
    </style:style>
    <style:style style:name="ListParagraph" style:display-name="List Paragraph" style:family="paragraph" style:parent-style-name="Normal">
      <style:paragraph-properties fo:widows="2" fo:orphans="2" style:contextual-spacing="true" fo:margin-bottom="0.1111in" fo:line-height="107%" fo:margin-left="0.5in">
        <style:tab-stops/>
      </style:paragraph-properties>
      <style:text-properties style:font-name="Aptos" style:font-name-asian="Aptos" style:font-name-complex="Aptos" fo:font-size="11pt" style:font-size-asian="11pt" style:font-size-complex="11pt" style:language-asian="en" style:country-asian="US" style:language-complex="ar" style:country-complex="SA" fo:hyphenate="true"/>
    </style:style>
    <style:style style:name="IntenseQuote" style:display-name="Intense Quote" style:family="paragraph" style:parent-style-name="Normal" style:next-style-name="Normal">
      <style:paragraph-properties fo:widows="2" fo:orphans="2"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Aptos" style:font-name-asian="Aptos" style:font-name-complex="Aptos" fo:font-style="italic" style:font-style-asian="italic" style:font-style-complex="italic" fo:color="#0F4761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none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ita Simmons</meta:initial-creator>
    <dc:creator>Nikita Simmons</dc:creator>
    <meta:creation-date>2024-11-08T20:23:00Z</meta:creation-date>
    <dc:date>2024-11-08T20:23:00Z</dc:date>
    <meta:template xlink:href="Normal.dotm" xlink:type="simple"/>
    <meta:editing-cycles>2</meta:editing-cycles>
    <meta:editing-duration>PT0S</meta:editing-duration>
    <meta:document-statistic meta:page-count="13" meta:paragraph-count="45" meta:word-count="3407" meta:character-count="22786" meta:row-count="161" meta:non-whitespace-character-count="19424"/>
  </office:meta>
</office:document-meta>
</file>